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gt;Contig1683_S6-4_A32_(4)|S6-4_A32|SP-1395|Yam-Montpellier-VU#206Dn-New_Flexi?_(manip_3-4)</text:p>
      <text:p text:style-name="Preformatted_20_Text">ACCTGCTGCCTCTTACACCACCTCCTGATTACTCCAAAGTTACTCTCTTCATTGCACTAGCTGTTGCTGCATCAATCTTTGCACACACTCTGACTCGCAACACGCTGCCGCATGTAGGAGATAACATACATTCCTTGCCGCACGGAGGTTCTTACATTGACGGGACAAAGAAAGTGTTGTACAACTCACCTGGATCTCAAACTCACACACGGACGGAC</text:p>
      <text:p text:style-name="Preformatted_20_Text">&gt;Contig1713_S6-4_A32_(2)|S6-4_A32|SP-1395|Yam-Montpellier-VU#206Dn-New_Flexi?_(manip_3-4)</text:p>
      <text:p text:style-name="Preformatted_20_Text">CGAAACTACTTTACTTCTTGACAACTCAAACTTGAAGCAATTGGATCCTGTGTTACTCTATTTGGCTCTTTCGAGGCATACAGACCACTGCCATATCATCACTTCCGATGCCTCTTACACCACATCCTGATTACTCCAAGGTTACTCTTTTCGTCGCGTTAGCTGTTGCTGCATCCATCTTTGCGTACACTCTAACTCGCAACACGCTGCCGCACGTGGGAGATAACATTCATTCCCTGCCACACGGAGGTTCATACATTGACGGAACAAAGAAAATATTGTACAACTCGCCTGGATAACA</text:p>
      <text:p text:style-name="Preformatted_20_Text">&gt;JK2MQ9P02GWA1H|S6-4_A32|SP-1395|Yam-Montpellier-VU#206Dn-New_Flexi?_(manip_3-4)</text:p>
      <text:p text:style-name="Preformatted_20_Text">TGCGAATGAATTACCACTAGTAAAGAGATTACTGGATGGATAACTCCGCCTGGGACCACAATAGTTTATTGCTTTGGTTCCGTCCCTGTAACTACCGCCGTGTGGCAATGAATGTAGATTATCTCCGACGTGAGGTAGTGTGCTTCGAGTCAGGATAAACAAAGCCGAAACCAATGCCACAAGA</text:p>
      <text:p text:style-name="Preformatted_20_Text">&gt;JK2MQ9P02GME2V|S6-4_A32|SP-1395|Yam-Montpellier-VU#206Dn-New_Flexi?_(manip_3-4)</text:p>
      <text:p text:style-name="Preformatted_20_Text">TTATGGTGTGGTGGAGGAGAAAGTCAGTGGTGACCCCTGGTTAAAACAATGCTATTCCTTGGGCAGGTCTCAGACGTGACCAA</text:p>
      <text:p text:style-name="Preformatted_20_Text">&gt;JK2MQ9P02HKK1Q|S6-4_A32|SP-1395|Yam-Montpellier-VU#206Dn-New_Flexi?_(manip_3-4)</text:p>
      <text:p text:style-name="Preformatted_20_Text">ACTTCCAGTTGGAATGTTTGAGGCAGGAAAGAAGACCAGAGCCGAGTTGCTAGCTGAAGTCAAGAAGTTCACAACGCCAAGGAAATTCTGCCGTTACTACGCAAGAGTTGTCTTCAATCTCCTTTTGAAGACAAACGCACCACCCGCTCAATGGCAGAAATGGGAATTTAGAGAAAATGAAGCGTATGCCGCTTTTGACTTCTTTGACTCCGTTATGTCCACAACCGCGTTACT</text:p>
      <text:p text:style-name="Preformatted_20_Text">&gt;I1K4EJL01DS02O|S5-6_A84|DS-1397|Yam-Montpellier-VU#333Dn</text:p>
      <text:p text:style-name="Preformatted_20_Text">CTACGACCCCTGTGTTGTTGTACTTGGCTCTCTCTAGGCATACTGAACATTGCCATATCATAACTTCAGATGCCTCTTACACCACCTCCTGACTACTCTAAAGTCACTCTCTTTGTGGCGTTAGCTGTTGCTGCTTCTATCTTTGCATACACTTTAACCCGCAACACGCTACCGCATGTAGGTGACAATATCCATTCACTGCCCTCAC</text:p>
      <text:p text:style-name="Preformatted_20_Text">&gt;JK2MQ9P02GS71V|S6-4_A33|SP-1397|Yam-Montpellier-VU#333Dn-Potexvirus</text:p>
      <text:p text:style-name="Preformatted_20_Text">TTTGCACCGAAACAGGTAGCTACTGGGGGCGTGGGGTTGACTTTGGAATTGCTTGAGCCTATTTTTAAATGCTTTCAAATAGATGCTAGAGTGCGATGTGGGTCAGAGACCTTTACTTTCCCTGCCTCTGGGACATTTGCCTTGGATTTTGAACTAGCCGAGACCT</text:p>
      <text:p text:style-name="Preformatted_20_Text">&gt;JK2MQ9P02JLHIV|S6-4_A33|SP-1397|Yam-Montpellier-VU#333Dn-Potexvirus</text:p>
      <text:p text:style-name="Preformatted_20_Text">GTTAGCTGGCGGGGAGGAGGTTTTCACTTACCCTACATCTGGGACCTTTGCTTTGGATTTGAACTAGCTGACAGTCATCTTACATTTAAAGTACTTGT</text:p>
      <text:p text:style-name="Preformatted_20_Text">&gt;IR32U6402J3XI3|S3-4_A07|SP-1414|Yam-Montpellier-VU#467Dn</text:p>
      <text:p text:style-name="Preformatted_20_Text">TACACCACCTCCTGACTACTCAAAAGTCACTCTTTTCGTTGCGCTAGCTGTTGCGGCTTCCATCTTTGCCTACACTTTGACTCGCAACACACTGCCGCATGTAGGTGACAACATACATTCATTGCCACACGGAGGTTGCTACGCGGACGGGACGAAAGGAATCTTTTACAACTCGCCTGGCAGCCAAACTCACACACGCAGAGCC</text:p>
      <text:p text:style-name="Preformatted_20_Text">&gt;IR32U6402JOFNX|S3-4_A07|SP-1414|Yam-Montpellier-VU#467Dn</text:p>
      <text:p text:style-name="Preformatted_20_Text">TACACCACCTCCTGACTACTCAAAAGTCACTCTTTTCGTTGCGCTAGCTGTTGCGGCTTCCATCTTTGCCTACACTTTGACTCGCAACACACTGCCGCATGTAGGTGACAACATACATTCATTGCCACACGGAGGTTGCTACGCGGACGGGACGAAAAGAATCTTTTACAACTCGCCTGGCAGCCAAACTCACACACGCAGAGCC</text:p>
      <text:p text:style-name="Preformatted_20_Text">&gt;IR32U6401BZEGO|S3-4_A07|SP-1414|Yam-Montpellier-VU#467Dn</text:p>
      <text:p text:style-name="Preformatted_20_Text">TACACCACCTCCTGACTACTCAAAAGTCACTCTTTTCGTTGCGCTAGCTGTTGCGGCTTCCATCTTTGCCTACACTTTGACTCGCAACACACTGCCGCATGTAGGTGACAACATACATTCATTGCCACACGGAGGTTGCTACGCGGACGGGACGAAAAGAATCTTTTACAACTCGCCCGGCAGCCAAACTCACACACGCAGAGCC</text:p>
      <text:p text:style-name="Preformatted_20_Text">&gt;IR32U6401B4FHL|S3-4_A07|SP-1414|Yam-Montpellier-VU#467Dn</text:p>
      <text:p text:style-name="Preformatted_20_Text">TACACCACCTCCTGACTACTCAAAAGTCACTCTTTTCGTTGCGCTAGCTGTTGCGGCTTCCATCTTTGCCTACACTTTGACTCGCAACACACTGCCGCATGTGGGTGACAACATACATTCATTGCCACACGGAGGTTGCTACGCGGACGGGACGAAAAGAATCTTTTACAACTCGCCTGGCAGCCAAACTCACACACGCAGAGCC</text:p>
      <text:p text:style-name="Preformatted_20_Text">&gt;IR32U6401B4UIX|S3-4_A07|SP-1414|Yam-Montpellier-VU#467Dn</text:p>
      <text:p text:style-name="Preformatted_20_Text">TACACCACCTCCTGACTACTCAAAAGTCACTCTTTTCGTTGCGCTAGCTGTTGCGGCTTCCATCTTTGCCTACACTTTGACTCGCAACACACTGCCGCATGTAGGTGACAACATACATTCATTGCCACACGGAGGTTGCTACGCGGACGGGACGAAAAGAATCTTTTACAACTCGCCTGGCAGCCAAACTCACACACGCAGAGCC</text:p>
      <text:p text:style-name="Preformatted_20_Text">&gt;IR32U6402HP9X7|S3-4_A07|SP-1414|Yam-Montpellier-VU#467Dn</text:p>
      <text:p text:style-name="Preformatted_20_Text">TACACCACCCCCTCGACTACTCAAAAGTACACTCTTTTCGTTGCGCTAGCTGTTGCGGCTTCCATCTTTGCCTACACTTTGACTCGCAACACACTGCCGCATGTAGGTGACAACATACATTCATTGCCACACGGAGGTTGCTACGCGGACGGGACGAAAAGAGTCTTTTACAACTCGCCTGGCAGCCAAACTCACACACGCAGAGCC</text:p>
      <text:p text:style-name="Preformatted_20_Text">&gt;IR32U6401ESMJY|S3-4_A07|SP-1414|Yam-Montpellier-VU#467Dn</text:p>
      <text:p text:style-name="Preformatted_20_Text">TTGCGATGCCTCTTACACCACCTCCTGATTACTCCAAAGTTACNCTTTTCGTGGCGCTAGCTGTTGCTGCATCAATTTTTGCGTACACATTGACTCGCAACACGCTGCCGCACGTGGGAGATAACATACATTCCTTGCCACACGGAGGTTGGTACACTGACGGGACAAAGAGAATATTCTACAATTCACCTGGAACTCAAACTCACACGCGCACAGAA</text:p>
      <text:p text:style-name="Preformatted_20_Text"><text:soft-page-break/>&gt;IR32U6401CDMAE|S3-4_A07|SP-1414|Yam-Montpellier-VU#467Dn</text:p>
      <text:p text:style-name="Preformatted_20_Text">tacacacgtcctgtactactcaaaagtctactcttttcgttgcgctagctgttncggctttccatctttgcctacactttgactcgcaacacactgccgcatgtaggtgacaacgaagtactatttcctatttggcccgACACGGAGGTTGCTACGCGGACGGGACGAAAAGAATCTTTTACAACTCGCCTGGCAGCCAAACTCACACACGCAGAGCC</text:p>
      <text:p text:style-name="Preformatted_20_Text">&gt;IR32U6402GJXVM|S3-4_A07|SP-1414|Yam-Montpellier-VU#467Dn</text:p>
      <text:p text:style-name="Preformatted_20_Text">TACACCACCTCCTGACTACTCAAAAGTCACTCTTTTCGTTGCGCTAGCTGTTGCGGCTTCCATCTTTGCCTACACTTTGACTCGCAACACACTGCCGCATGTAGGTGACAACATACATTCATTGCCACACGGAGGTTGCTACGCGGACGGGACGAAAAGAATCCTTTACAACTCGCCTGGCAGCCAAACTCACACACGCAGAGCC</text:p>
      <text:p text:style-name="Preformatted_20_Text">&gt;IR32U6401EUD11|S3-4_A07|SP-1414|Yam-Montpellier-VU#467Dn</text:p>
      <text:p text:style-name="Preformatted_20_Text">TACACCACCTCCTGACTACTCAAAAAGTCACTCTTTTCGTTGCGCTAGCTGTTGCGGCTTCCATCTTTGCCTACACTTTGACTCGTCAACACACTGCCGCATGTAGGTGACAACATACATTCATTGCCACACGGAGGTTGCTACGCGGACGGGACGAAAAGAATCTTTTACAACTCGCCTGGCAGCCAAACTCACACACGCAGAGCC</text:p>
      <text:p text:style-name="Preformatted_20_Text">&gt;IR32U6401D7KR8|S3-4_A07|SP-1414|Yam-Montpellier-VU#467Dn</text:p>
      <text:p text:style-name="Preformatted_20_Text">TACACCACCTCCTGACTACTCAAAAGTCACTCTTTTCGTCGCGCTAGCTGTTGCGGCTTCCATCTTTGCCTACACTTTGACTCGCAACACACTGCCGCATGTAGGTGACAACATACATTCATTGCCACACGGAGGTTGCTACGCGGACGGGACGAAAAGAATCTTTTACAACTCGCCTGGCAGCCAAACTCACACACGCAGAGCC</text:p>
      <text:p text:style-name="Preformatted_20_Text">&gt;IR32U6401BG61U|S3-4_A07|SP-1414|Yam-Montpellier-VU#467Dn</text:p>
      <text:p text:style-name="Preformatted_20_Text">TGCACCACCTCCTGACTACTCAAAAGTCACTCTTTTCGTTGCGCTAGCTGTTGCGGCTTCCATCTTTGCCTACACTTTGACTCGCAACACACTGCCGCATGTAGGTGACAACATACATTCATTGCCACACGGAGGTTGCTACGCGGACGGGACGAAAAGAATCTTTTACAACTCGCCTGGCAGCCAAACTCACACACGCAGAGCC</text:p>
      <text:p text:style-name="Preformatted_20_Text">&gt;IR32U6401A4ZVK|S3-4_A07|SP-1414|Yam-Montpellier-VU#467Dn</text:p>
      <text:p text:style-name="Preformatted_20_Text">TACACCACCTCCTGACTACTCAAAAGTCACTCTTTTCGTTGCGCTAGCTGTTGCGGCTTCCATCTTTGCCTACACTTTGACTCGCAACACACTGCCGCATGTAGGTGACAACATACATTCATTGCCACACGGAGGTTGCTACGCGGACGGGACGAAAAGATCTTTTACAACTCGCCTGGCAGCCAAACTCACACACGCAGAGCC</text:p>
      <text:p text:style-name="Preformatted_20_Text">&gt;IR32U6401CXTAY|S3-4_A07|SP-1414|Yam-Montpellier-VU#467Dn</text:p>
      <text:p text:style-name="Preformatted_20_Text">TGACTATTCAAAAGTCACTCTTTTCGTGGCGCTAGCTGTTGCGGCTTCCATCTTTGCATACACTCTGACCCGCAACACATTGCCGCACGTAGGTGACAATATACATTCATTGCCGCACGGAGGTTGCTACGCAGACGGGACGAAAAGAATCTTTTATAACTCGCCTGGCAGCCAAACTCACACACCGCCC</text:p>
      <text:p text:style-name="Preformatted_20_Text">&gt;IR32U6401AXCL6|S3-4_A07|SP-1414|Yam-Montpellier-VU#467Dn</text:p>
      <text:p text:style-name="Preformatted_20_Text">TACACCACCTCCTGACTACTCAAAAAGTCACTCTTTTCGTCGCGCTAGCTGTTGCGGCTTCCATCTTTGCCTACACTTTGACTCGCAACACACTGCCGCATGTAGGTGACAACATACATTCATTGCCACACGGAGGTTGCTACGCGGACGGGACGAAAAGAATCTTTTACAACTCGCCTGGCAGCCAAACTCACACACGCAGAGCC</text:p>
      <text:p text:style-name="Preformatted_20_Text">&gt;IR32U6402G5R4Y|S3-4_A07|SP-1414|Yam-Montpellier-VU#467Dn</text:p>
      <text:p text:style-name="Preformatted_20_Text">TACACCACCTCCTGACTACTACAAAAGTCACTTCTTTTCGTTGCGCTAGCTGTTGCGGCTTCCATCTTTGCCTACACTTTGACTCGCAACACACTGCCGCATGTAGGTGACAACATACATTCATTGCCACACGGAGGTTGCTACGCGGACGGGACGAAAAGAATCTTTTACAACTCGCCTGGCAGCCAAACTCACACACGCAGAGCC</text:p>
      <text:p text:style-name="Preformatted_20_Text">&gt;IR32U6402FWG8I|S3-4_A07|SP-1414|Yam-Montpellier-VU#467Dn</text:p>
      <text:p text:style-name="Preformatted_20_Text">TTGCGATGCCTCTTACACCACCTCCTGATTACTCCAAAGTTACTCTTTTCGTGGCGCTAGCTGTTGCTGCATCAATTTTTGCGTACACATTGACTCGCAACACGCTGCCGCACGTGGGAGATAACATACATTCCTTGCCACACGGAGGTTGGTACACTGACGGGACAAAGAGAATATTCTACAATTCACCTGGAACTACAAACTCACACGCGCACAGA</text:p>
      <text:p text:style-name="Preformatted_20_Text">&gt;IR32U6402J5N66|S3-4_A07|SP-1414|Yam-Montpellier-VU#467Dn</text:p>
      <text:p text:style-name="Preformatted_20_Text">CACCACCTCCTGACTCTCAAAAGTCACNCTTTTCGTTGCGCTAGACTGTTGCGGCTTCCATCTTTGCCTACACTTTGACTCGCAACACACTGCCGCATGTAGGTGACAACATACATTCATTGCCACACGGAGGTTGCTACGCGGACGGGACGAAAGAATCTTTTACAACTCGCCTGGCAGACCAACTCACACACGCAGAGC</text:p>
      <text:p text:style-name="Preformatted_20_Text">&gt;IR32U6402FLRNX|S3-4_A07|SP-1414|Yam-Montpellier-VU#467Dn</text:p>
      <text:p text:style-name="Preformatted_20_Text">TTGCGATGCCTCTTACACCACCTCCTGATTACTCCAAAGTTACTCTTTTCGTGGCGCTAGCTGTTGCTGCATCAATTTTTGCGTACACATTGACTCGCAACACGCTGCCGCACGTGGGAGATAACATACATTCCTTGCCACACGGAGGTTGGTACACTGGCGGGACAAAGAGAATATTCTACAATTCACCTGGAACTCAAACTCACACGCGCACAGAA</text:p>
      <text:p text:style-name="Preformatted_20_Text">&gt;IR32U6401C2LDG|S3-4_A07|SP-1414|Yam-Montpellier-VU#467Dn</text:p>
      <text:p text:style-name="Preformatted_20_Text">TACACCACCTCCTGACTACTCAAAAGTACACTCTTTTCGTTGCGCTAGCTGTTGCGGCTTCCATCTTTGCCTACACTTTGACTCGCAACACACTGCCGCATGTAGGTGACAACATACATTCATTGCCACACGGAGGTTGCTACGCGGACGGGACGAAAAGAATCTTTTACAACTCGCCTGGCAGCCAAACTCACACACGCAGAGCC</text:p>
      <text:p text:style-name="Preformatted_20_Text">&gt;IR32U6402H0O5A|S3-4_A07|SP-1414|Yam-Montpellier-VU#467Dn</text:p>
      <text:p text:style-name="Preformatted_20_Text">TACACCACCTCCTGACTACTCAAAAGTCACTCTTTTCGTTGCGCTAGCTGTTGCGGCTTCCATCTTTGCCTACACTTCGACTCGCAACACACTGCCGCATGTAGGTGACAACATACATTCATTGCCACACGGAGGTTGCTACGCGGACGGGACGAAAAGAATCTTTTACAACTCGCCTGGCAGCCAAACTCACACACGCAGAGCC</text:p>
      <text:p text:style-name="Preformatted_20_Text">&gt;IR32U6402GGBPI|S3-4_A07|SP-1414|Yam-Montpellier-VU#467Dn</text:p>
      <text:p text:style-name="Preformatted_20_Text">TACACCACCTCCTGACTACTCAAAAGTCACTCTTTTCGTTAGCGCTAGCTGTTGCGGCTTCCATCTTTGCCTACACTTTGACTCGCAACACACTGCCGCATGTAGGTGACAACATACATTCATTGCCACACGGAGGTTGCTACGCGGACGGGACGAAAAGAATCTT<text:soft-page-break/>TTACAACTCGCCTGGCAGCCAAACTCACACACGCAGAACC</text:p>
      <text:p text:style-name="Preformatted_20_Text">&gt;IR32U6402GXPIO|S3-4_A07|SP-1414|Yam-Montpellier-VU#467Dn</text:p>
      <text:p text:style-name="Preformatted_20_Text">TACACCACCTCCTGACTACTCAAAAGTCACTCTTTTCGTTGCGCTAGCTGTTGCGGCTTCCATCTTTGCCTACACTTTGACTCGCAACACGCTGCCGCATGTAGGTGACAACATACATTCATTGCCACACGGAGGTTGCTACGCGGACGGGACGAAAGGAATCTTTCACAACTCGCCTGGCAGCCAAACTCACACACGCAGAGCC</text:p>
      <text:p text:style-name="Preformatted_20_Text">&gt;IR32U6402JEVMW|S3-4_A07|SP-1414|Yam-Montpellier-VU#467Dn</text:p>
      <text:p text:style-name="Preformatted_20_Text">TACACCACCTCCTGACTACTCAAAAGTCACTCTTTTCGTTGCGCTAGCTGTTGCGGCTTCCATCTTTGCCTACACTTTGACTCGCAACACACTGCCGCATGTGGGTGACAACATACATTCATTGCCACACGGAGGTTGCTACGCGGACGGGACGAAAAGAATCTTTACAACTCGCCTGGCAGCCAAACTCACACACGCAGAGCC</text:p>
      <text:p text:style-name="Preformatted_20_Text">&gt;IR32U6402GDSGG|S3-4_A07|SP-1414|Yam-Montpellier-VU#467Dn</text:p>
      <text:p text:style-name="Preformatted_20_Text">TACACCACCTCCTGACTACTCAAAAAGTCACTCTTTTCGTTGCGCTAGCTGTTGCGGCTTCCACCTTTGCCTACACTTTGACTCGCAACACACTGCCGCATGTAGGTGACAACATACATTCATTGCCACACGGAGGTTGCTACGCGGACGGGACGAAAAGAATCTTTTACAACTCGCCTGGCAGCCAAACTCACACACGCAGAGCC</text:p>
      <text:p text:style-name="Preformatted_20_Text">&gt;IR32U6402ILDKZ|S3-4_A07|SP-1414|Yam-Montpellier-VU#467Dn</text:p>
      <text:p text:style-name="Preformatted_20_Text">GCCTACACTTTCGACTCGCAACACACTGCCGCATGTAGGTGACAACATACATTCATTGCCACACGGAGGTTGCTACGCGGACGGGACGAAAAGAATCTTTTACAACTCGCCTGGCAGCCAAACTCACACACGCAGACGCCG</text:p>
      <text:p text:style-name="Preformatted_20_Text">&gt;I1K4EJL02JDX0W|S5-6_A89|DS-1414|Yam-Montpellier-VU#467Dn</text:p>
      <text:p text:style-name="Preformatted_20_Text">CTCTTACACCGCCTCCTGATTACTCCAAAGTTACTCTTTTCGTTGCGCTAGCTGTTGCTGCATCCATTTTTGCATACACTCTAACTCGCAACACGCTGCCGCACGTAGGGGATAACATACATTCCCTGCCACACGGAGGTTCGTATATTGACGGTACCAAGAAGATATTGTACAACTCACCTGGAGCCCAAACACACACACTTT</text:p>
      <text:p text:style-name="Preformatted_20_Text">&gt;IR32U6401CV7FX|S3-4_A09|SP-1416|Yam-Montpellier-VU#469Dn</text:p>
      <text:p text:style-name="Preformatted_20_Text">CACCTCCTGACTACTCCAAAGTTACTCTCTTCATTGCACTAGCTGTTGCGGCATCAATCTTTGCACACACTCTGACTCGCAACACGCTTCCGCACGTAGGAGATAACATACATTCCTTGCCACACGGAGGTTCTTACATTGACGGGACAAAGAAAGTGTTATACAACGCACCTGGATCTCAAACTCACACATCGCCGA</text:p>
      <text:p text:style-name="Preformatted_20_Text">&gt;I1K4EJL01DPEP2|S5-6_A91|DS-1416|Yam-Montpellier-VU#469Dn</text:p>
      <text:p text:style-name="Preformatted_20_Text">ACCGTCAATATATGAACCTCCTGATTACTCCAAGGTTACTCTTTTCGTTGCGCTAGCTGTTGCTACCTCCATTTTTGCGTACACTCTAACTCGCAACACGCTACCGCACGTGGGAGATAACATACATTCCCTGCCACACGGAGGTTCATATATTGACGGAACAAAGAAAATCTTGTACAACTCACCAGGAGCCCAAACTCACACACACACCGGT</text:p>
      <text:p text:style-name="Preformatted_20_Text">&gt;I1K4EJL01B79XV|S5-6_A91|DS-1416|Yam-Montpellier-VU#469Dn</text:p>
      <text:p text:style-name="Preformatted_20_Text">GGCATACAGACCACTGCCATATTATCACTTCCGATGCCTCTTACACCACCTCCTGACTACTCCAAGGTTACTCGTTTCGTTGCGCTAGCTGTTGCTGCATCCATTTTTGCGTACACTCTAACTCGCAACACGCTACCGCACGTGGGAGATAACATACATTCCTTGCCGCACGGAGGTTCGTATATTGACGGTACAAAGAAAATATTGTACAATTCACCGGGAGCCCAAACTCACACACGCACAAAG</text:p>
      <text:p text:style-name="Preformatted_20_Text">&gt;I1K4EJL01DE0HA|S5-6_A91|DS-1416|Yam-Montpellier-VU#469Dn</text:p>
      <text:p text:style-name="Preformatted_20_Text">AAAGTTACTCTCTTCATTGCACTAGCTGTTGCGGCATCAATCTTTGCACACACTCTGACTCGCAACACGCTTCCGCACGTAGGAGATAACATACATTCCTTGCCACACGGAGGTTCTTACATTGACGGGACAAAGAAAGTGTTATACAACGCACCTGGATCTCAAACTCACACACGCACAACAGGTCATGTTCCAATCATTGTCCCT</text:p>
      <text:p text:style-name="Preformatted_20_Text">&gt;I1K4EJL02JLXK3|S5-6_A91|DS-1416|Yam-Montpellier-VU#469Dn</text:p>
      <text:p text:style-name="Preformatted_20_Text">CAAACTGCCGTATCATCACTTCCGATGCCTCTTACACCACCTCCTGATTACTCCAAGGTTACTCTTTTCGTTGCACTAGCTGTCGCTGCTTCCATTTTTGCGTACACTCTAACTCGCAACACGCTACCGCACGTGGGAGATAACATACATTCCCTGCCATA</text:p>
      <text:p text:style-name="Preformatted_20_Text">&gt;I1K4EJL01BHJYG|S5-6_A91|DS-1416|Yam-Montpellier-VU#469Dn</text:p>
      <text:p text:style-name="Preformatted_20_Text">TGAAACAGCTTGACCCCGTGCTGTTATACTTGGCTCTTTCCAGGCACACTGAACATTGCCATATCATAACTTCAGATGCCTCTTACACCACCTCCTGACTACTCAAAAGTCACTCTTTTCGTTGCGTTAGCTGTTGCGGCTTCCATCTTTGCCTACACTTTGACCCGCAACACACTACCGCATGTAGGTGACAACATACATTCATTGCCACACGGAGGTTGCTACGCGGACG</text:p>
      <text:p text:style-name="Preformatted_20_Text">&gt;Contig63_C2-8_A91_(73)|C2-8_A91|POTEX_VU206_IGNAME|POTEX_VU206_IGNAME</text:p>
      <text:p text:style-name="Preformatted_20_Text">TTCGGTTTGGTTCTGAAACTGCCAAGTTGCTTAAGGAATTGAACTTTGACATTGAGACATCAAAGACTGATAAGCTTACATTCCACTCTTTCAGTTCCTTTGAACCTGTGTGCAAATTGTTGGCATTTGAACCTGCGGCTATCAAGATCATTAAATACAACGATAGTGAGTTCCTGGAACCTTGTCAAGTTGTTGGTGCTCAATTTCCCGAAACTACCCTACTTCTTGACAACTCAAATTTGAAGGAATTGGATCCTGTGCTACTTTATTTGGCTCTTTCTAGGCATACGGACCACTGTCATATCATCACTCCCAATGCCTCTTACACCACCTCCTGATTACTCCAAAGTTACTCTTTTCGTTGCGCTAGCTGTTGCTGCATCCATTTTTGCGCACACTCTAACTCGCAACACGCTGCCGCACGTAGGAGATAACATACATTCACTGCCACACGGAGGCTCGTATATCGACGGTACCAAGAAGATTTTGTACAATTCACCTGGAGCCCAGACTCATACACGCACCACAGGCCATGTCCCAATCATTGTTCCAGCTATTATCGCCATCATCCTTTCGATACTTACTATCAGCTATAATAATCGTCCTCGCACTTGCGTATGCATTCTTTGCCAATCAAGGTCCCAAAACTAACTGTTTGATTAGAATAGACGGGCATTCTGTAACTATTATAAATTGCCCACTAACCACTGAAATTTTGGAAGGTATCTCAAAACTGCAACCCCTCAATTTGGGGTTAAGTTTCCAGGAAAATTGAAACATCAAAGAAATCAGCAGTTATGAGTTCAGGAAGTACAACTCCACGACCACAACAACCAA</text:p>
      <text:p text:style-name="Preformatted_20_Text">&gt;Contig121_C2-8_A91_(21)|C2-8_A91|POTEX_VU206_IGNAME|POTEX_VU206_IGNAME</text:p>
      <text:p text:style-name="Preformatted_20_Text">TGTTGGCAAACTGTTGGCATTTGAACCTGCGGCAATCCGGATCATTAAATATAACGATAGTGATTTTCTGGAACCTTGTCAAGTAGTTGGTGCACAATTTCCCGAAACTACTCTACTCCTTGACAACTCAAATTTGAAGCAATTGGATCCGGTGCTACTTTATTTGGCTCTCTCGAGGCACACAGACCACTGCCATATTATCACTTCCGATGCCTCTTACACCACCTCCTGATTACTCCAAAGTTACTC<text:soft-page-break/>TTTTCGTGGCGCTAGCTGTTGCTGCATCAATTTTTGCGTACACATTGACTCGCAACACGCTGCCGCACGTGGGAGATAACATACATTCCTTGCCACACGGAGGTTGGTACACTGACGGGACAAAGAGAATATTCTACAATTCACCTGGAACTCAAACTCACACGCGCACACAATG</text:p>
      <text:p text:style-name="Preformatted_20_Text">&gt;Contig130_C2-8_A91_(29)|C2-8_A91|POTEX_VU206_IGNAME|POTEX_VU206_IGNAME</text:p>
      <text:p text:style-name="Preformatted_20_Text">CCATCAGCGTTCGAATCATCGAGTATAACGATAGTGAGTTTCTTCAGCCCTGTCAAGTTGTTGGAGCACAATTTCCGGAGACAACACTGCTTCTTGACAATTCGAACTTAAAGCAGTTAGACCCTGTGTTACTGTACTTGGCTCTTTCCAGGCATACTGAACATTGCCACATCATAACTTCAGATGCCTCTTACACCACCTCCTGACTACTCAAAAGTCACTCTCTTTGTTGCGCTAGCTGTTGCGGCTTCAATCTTTGCTTACACTTTAACCCGCAACACGCTTCCGCACGTGGGCGACAACATTCATTCATTGCCACACGGAGGGTGTTACGCAGACGGAACGAAAAGAATCTTTTACAATTCGCCTGGCAGCCAAGGTCATACCCGCACTACAGGCCATGTTCCAATTATCGTCCCTGCAATTATCGCAATCATTCTTGCGATACTCACTATCAGTTACAATAATCGTCCTCGCAATTGCGTTTGCGTTCTCTGCCAATCAAGGTCACAAAACTAATTGTTTAGTTAGGATAGACGGGCATTCTGTAACTTTAATAAATTGCCCACTTACATTAGAAATTTTGGAAGGAATCTCAAAATTCGAAACCACTCAATCTGGGGTTAAGTTTCCGGCAATTTGAAACATCAAAGTAATCACCAGGAATGAGTTCGCCAAAGCACTACTACCTCGACTGTTGCTACACGAGCCACACTTGCTGCTTGACAAAGCTGCCCTCAGACAAGATGTCGGTGACCCAGAGTACATACCATCGATTGCCTGACC</text:p>
      <text:p text:style-name="Preformatted_20_Text">&gt;Contig132_C2-8_A91_(21)|C2-8_A91|POTEX_VU206_IGNAME|POTEX_VU206_IGNAME</text:p>
      <text:p text:style-name="Preformatted_20_Text">CCACTGTGCTGAACAATTACCAAGTTCTTCTCTCTGACCCATTTCAGTCTAGGCAAGCGGGGCTCCAACCTCATTTCACTTCCAACAAGTCATTTCGCTTCGGTTCTGAAACTGTTCAGCTTCTTAATAAACTGGGCTTTAATCTTCAAACTTCAAAAGTTGACAAGTTAACGTTTCATTCTTTCGACACATTTGAGCCTGTTGGTAAATTGCTTGCTTTTGAACCTGAGGCGATTCGCATCATCAGGTACAACGATAGTGAGTTCCTTGAGCCTTGCCAAGTTATTGGTGCACAATTTCCTGAAACAACACTGCTTCTCGACAACTCCAACTTGAAACAGCTAGACCCTGTGTTGTTGTACTTGGCTCTCTCTAGGCATACTGAACATTGCCATATCATAACTTCAGATGCCTCTTACACCACCTCCTGACTACTCTAAAGTCACTCTCTTTGTGGCGTTAGCAGTTGCGGCTTCTATCTTTGCATACACTTTAACCCGCAACACGCTACCGCATGTAGGTGACAATATCCATTCACTGGCCACAC</text:p>
      <text:p text:style-name="Preformatted_20_Text">&gt;Contig138_C2-8_A91_(3)|C2-8_A91|POTEX_VU206_IGNAME|POTEX_VU206_IGNAME</text:p>
      <text:p text:style-name="Preformatted_20_Text">CGTTGCGCTAGCTGTTGCTGCATCCATTTTTGCGCCACACTCTAACTCGCAACACGCTGCCGCACGTAGGAGATAACATACATTCACTGCCACACGGAGGCTCGTATATCGACGGTACCAAGAAGATTTTGTACAATTCACCTGGAGCCCAGACTCATACACGCACCACAGGCCCATGTCCCAATCATTGTTCCAGCTATTATCGCCATCATCCTTTCGATACGTTACCATCAGCTATAATAATCGTACCTCGCACTTGCGTATGCATTCTCTGCCAATCAAGGTCCCAAAACTAACTGTTTGATTAGAATAGATGGGCATTCTGTAACTATTATAAATTGCCCACTAACCACTGAACTTTTGGAAGGTATCTCAAAGCTGCAACCCCTCAATTTGGGGTTAAGTTTCCAGGAAAATTGAAACATCAAATCACTCTGCAGTTATGAGCTCAGGAAGTACAACTCCAGCACCAGCAACGAAAGAGTACTG</text:p>
      <text:p text:style-name="Preformatted_20_Text">&gt;Contig150_C2-8_A91_(113)|C2-8_A91|POTEX_VU206_IGNAME|POTEX_VU206_IGNAME</text:p>
      <text:p text:style-name="Preformatted_20_Text">ACGCAAACAGTCGACAATTGTCAGACGATTTCAAGCCTCGCACACTACCCATTACCTATCTTAACTGGTTAAAGTCACCTTTCATGGATGTTGACTGACTTTTATCAACATCTAACTAACTCTAACTTCGTTAGGACTAACACCCCTTTCTGTGACCAAATCGTTGTGCACGCAGTTGCAGGGTCTGGAAAAACTTCTATTGTCAAATCTTTCAAAGAGAAGTATCCAGCGGTTAAAGTTTTTACAGCAGGTGCTCTGCCCACGCAATCAGATTTTCTTGGCTGTCACTTTGAACGTTACTCACTCACCAAGCCAGACAACACTTTCTGCATTTTGGACGAGTATCTTCAGGCACCTCCTGCTATTTGGAATAACTATCAGGTTCTCCTTTCCGACCCATTTCAGTCCAGACAGGCAGGGCTTCAACCGCACTTCACTTCCAACAAATCATTTCGCTTTGGCTCAGAAACTGTCAAACTCCTCAACGAACTGGGCTTTGATCTTCAAGCCTCAAAAGTTGATAAGTTAACGTTTCATTCTTTTGACTCATTCGAGCCTGTTGGAAAACTGCTTGCCTTCGAGCCCGAGGCAATTCGAATCATTAAGTACAACGATAGTGAGTTCCTAGAGCCTTGTCAAGTTGTTGGCGCACAATTTTCTGAGACAACATTACTTCTTGACAATTCGAACCTGAGACAGCTGGACCCCGTGCTGTTATACTTGGCTCTTTCCAGGCATACTGAACACTGCCATATCATAACTTCAGATGCCTCTTACACCACCTCCTGACTATTCAAAAGTCACTCTTTTCGTGGCGCTAGCTGTTGCGGCTTCCATCTTTGCATACACTTTGACCCGCAACACATTGCCGCATGTAGGTGACAACATACATTCATTGCCACACGGAGGTTGCTACGCAGACGGGACGAAAAGAATCTTTTACAACTCGCCTGGCAGCCAAACTCACACACGCACCACAACTCATGTTCCCATTATCGTCCCTGCAATTATCGCAATCATTCTTGCGATACTCACTATCAGCTATAATAGTCGTCCTCGCAATTGCGTTTGCGTTCTCTGCCAATCAAGGTCACAAAGCTAATTGTTTAGTTAGGATAGACGGGCACTCTGTAACTTTAATAAATTGCCCACCCTC</text:p>
      <text:p text:style-name="Preformatted_20_Text">&gt;Contig154_C2-8_A91_(48)|C2-8_A91|POTEX_VU206_IGNAME|POTEX_VU206_IGNAME</text:p>
      <text:p text:style-name="Preformatted_20_Text">ATCTTCTGCCATACTTGAGGGGTTAAGTGACCGTGTTGTACTTGAAGAGTTACACGAAGAGGAAACTAGAGCGATTAAATTAAAAGAAGTGGAAAGACTCAGAGAGCAGTTGAAAGAAAAACACATTGCCCAATTGGAATTAAACAGTAAGCCTTTGCCCGACAACTTCAAAACACCTGCAGCATCCATCACTTACCTTAACTGGATACGCTCACCCTGCATGGATGTTGACTGATTTTTACCAGCATTTGACTGACACTAACTTCGTTAGAACTAACATTCCTTTTTCGGACCAGATTGTTGTACACGCTGTTGCAGGTTCAGGGAAAACTTCGATCGTCAGATCATTCCAAGAAAAATTTCCGGCGACCAAAGTCTTTACAGCTGGAGCGATATCAACACAACCAGACTTTCTTGGCTTTCAATTTGAGCGCTTCACACATACCCCTCCGGAAAACACCCTCTGTGTGTTGGACGAGTATCTTCAAGCTCCAACTGCCGTCTGGTGCAAGTATCAAGTTCTGCTCTCAGATCCATTCCAATCCCGACAAGCTGCACTTCAACCACACTTCACATCCAACAAGTCATTCCGATTTGGATCTGAGACTGCCAAGTTGCTCAAGAAACTGAACTTTGACATTGAAGCATCAAAGGTTGATAAGCTAACATTTCATTCATTCAGTTCCTTTGAACCGGTGGGCAAACTATTGGCATTTGAACCTGCGGCAATCAGAATCATTAAATACAACGATAGTGAGTTCTTGGAACCTTGTCAAGTTGTCGGTGCCCAATTTCCAGAGACTACTTTACTTCTTGACAATTCAAATCTGAAAGAATTGGATCCTGTGTTACTTTATTTGGCTCTTTCGAGGCATACAGACCACTGTCATATCATCACTTCCGATGCCTCTTACACCACCTCCTGATTACTCCAAAGTTACTCTTTTCGTTGCGCTAGCTGTTGCTGCATCCATTTTTGCATACACTCTAACTCGCAACACGCTACCGCACGTAGGGGATAACATACATTCCCTGCCTCCAGGAGGTTGGTACACTGACGGGACAAAGAGAATATTCTACAATTCACCTGGAACTCAAACCCACACGCGCACAACGA</text:p>
      <text:p text:style-name="Preformatted_20_Text"><text:soft-page-break/>&gt;Contig163_C2-8_A91_(114)|C2-8_A91|POTEX_VU206_IGNAME|POTEX_VU206_IGNAME</text:p>
      <text:p text:style-name="Preformatted_20_Text">CTGATAGTTGGAGCCATTATCAAGTTCTCCTTTCTGATCCATTTCAATCGAGGCAAGCCGGACTTCAACCACACTTCACTTCCAACCATTCCTTCCGCTTTGGTTCTGAAACTGTCAAACTTCTCAATAAGCTAGGCTTTAATCTCCAAAGTTCAAAAGCTGATAAGTTGACATTTCATTCCTTTAACTCATTTGAACCCGTTGGAAAACTACTGGCTTTTGAGCCTGAAGCAATCCGGATCATCAAGTACAACGATAGTGAGTTTCTTGAGCCTTGTCAAGTTGTTGGTGCGCAATTTCCTGAAACAACATTACTCCTTGACAATTCCAACTTGAAGGAGTTGGATCCTGTGTTACTATACTTGGCTCTATCTAGGCACACTGAGCATTGTCATATCATAACATCTGATGCCTCTTACACCACCTCCTGACTACTCAAAGGTCACACTATTTGTGGCATTAGCTGTTGCGGCATCAATTTTTGCTTACACTTTAACACGCAACACACTACCACACGTAGGTGATAACATTCATTCCTTGCCTCACGGAGGTTGTTACGCTGACGGGACAAAGAGGATCTTCTATAATTCACCTGGGAGTCAAACTCACACACGTACAACAGGTCATGTTCCAATTATTGTCCCTGCAATTATCGCAATCATTCTTGCGATACTCACTATCAGTTATAATAATCGTCCTCGCACTTGCGTTTGCACACTATGCCAATCAAGGTCGCCAAACTAATTGTTTAGTTAGAATAGACGGGCATTCTGTAACTTTAATAAATTGCCCACTTTCTTTAGAAATTTTGGAAGGTGTCTCAAAATTGAAACCACTCAATCTGGGGTTAAGTTTCCGGCAATTTGAAACATCAAAGTAATCACCAGAAATGAGTTCGCCAAGCACTACACCTGCTGTTGCTACACGAGCCACACTTGCTGCTGACAAAGCTGCCCTCAGACAAGATGTCGGTGACCCAGAGTACATACCATCAATTGCCAACCTGGAGGACATTCACTACAAGCCTGTCACTACCTCAATTGCTAACATCACTCAGATCTTAGCGATTTTCACTGTTTGGCAGGCAATAGGAGTTGCAGCTAACATGTGCAACAAAGCTGCATGGGATCTCGCGCGCCACCTTGCAGATGTGGGCTCATCGAAACAAACTCAGCCTGTTGGAATTTTTGAAGCTACTAAGGTAACCAGAGCTGAGTTACTTGCCGAAGTCAAAAAGTACACAACACCTAGAAAGTTCTGCCGTTATTATTCCAGAGTTGTTTTCAATCTCCTTTTGAAAACAAACACACCTCCAGCACAATGGCAGAAATGGGAATTTCGAGAAAATGAGGCATTCGCTGCTTTTGACTTCTTTGACTCGGTAACATCCACAGCCGCACTACAGGTACCACTTGTCAGAGATCCAACTTCTGACGAGATGATAGCTTTTGCCACAAGAAAAGGAGTTATTCTTGAGCGCAAAAGATTGGCTGAAGGAAATGCCAGAACCCGAGCACTTGAGGTTACTGGCGGACGTGCAGGCGGCTTAGGCAAGGTACCAACACTCCCAGACCCTTCCGAGATGTATGAATAATTTATTTTCCTACTTTGCATTAGCTTCATAATGAAGCCACCGACCATTGTTTCCAAGTTTGTTAGGTCGGGTAGTTATTTCAAACTTGAGCTTAGTATAAACTTAACTCTACTGCCGACGA</text:p>
      <text:p text:style-name="Preformatted_20_Text">&gt;Contig172_C2-8_A91_(6)|C2-8_A91|POTEX_VU206_IGNAME|POTEX_VU206_IGNAME</text:p>
      <text:p text:style-name="Preformatted_20_Text">TTACACCACCTCCTGATTACTCCAAAGTTACTCTCTTCATTGCACTAGCTGTTGCTGCATCAATCTTTGCACACACTCTGACTCGCAACACGCTGCCGCATGTAGGAGATAACATACATTCCTTGCCGCACGGAGGTTCTTACATTGACGGGACAAAGAAAGTGTTGTACAACTCACCTGGATCTCAAACTCACACACGCACACTCAG</text:p>
      <text:p text:style-name="Preformatted_20_Text">&gt;Contig175_C2-8_A91_(8)|C2-8_A91|POTEX_VU206_IGNAME|POTEX_VU206_IGNAME</text:p>
      <text:p text:style-name="Preformatted_20_Text">ACCTCACCTCCTGATTACTCCAAAGTTACTCTTTTCGTTGCGCTAGCTGTTGCTGCATCCATTTTTGCATACACTCTAACTCGCAACACGCTACCGCACGTAGGGGATAACATACATTCCCTGCCACACGGAGGTTCGTATATTGACGGTACAAAGAAGATATTGTACAACTCACCTGGAGCCCAAACACACACACGCACCACAGGTCATGTTCCAATCATTGTTCCGACAATTATCGCCATCATTCTTGCGATACTTACTATCAGCATAGTCAATCGTCCTCGCACTTGCGTATGCATTCNCTGCCAATCAAGGTCCCAAAACTACTGTTTGATTA</text:p>
      <text:p text:style-name="Preformatted_20_Text">&gt;Contig194_C2-8_A91_(140)|C2-8_A91|POTEX_VU206_IGNAME|POTEX_VU206_IGNAME</text:p>
      <text:p text:style-name="Preformatted_20_Text">CTCGTCCTGTTGAGAGCAGCTTTGTCGGCGGCAAGTGTGGCTTTTGTTGCGGGTGTGGCCATTTGATTTCCCGAGACGACATTGCTTCTTGACAATTCGAATTTGAAACAGCTTGATCCCGTGCTGCTATACTTGGCTCTTTCCAGGCACACTGAACACTGCCATATCATAACTTCAGATGCCTCTATTAACACCTCCTGACTACTCAAAAGTCACTCTTTTCGTTGCGCTAGCTGTTGCGGCTTCCATCTTTGCCTATACTTTGACTCGCAACACACTGCCGCATGTAGGTGACAACATACATTCATTGCCACACGGAGGTTGCTACGCGGACGGGACGAAAAGAATCTTTTACAACTCGCCTGGCAGCCAAACTCACACACGCACTACAGGCCATGTTCCAATTATCGTCCCTGCAATTATCGCAATCATTCTTGCGATACTCACTATCAGCTATAATAGTCGTCCTCGCAATTGCGTTTGCGTTCTCTGCCAATCAAGGTCACAAAGCTAATTGTTTAGTTAGGATAGACGGGCACTCTGTAACTTTAATAAATTGCCCACTTACTTTAGAAATTTTGGAAGGGATCTCGAAACTCAAACCGCTTAATCTGGGGTTAAGTTTCCATCAATTTGAAACATCAACCTAATCATCAAGATGAGTTCGGGAAGTCAAATGGCCACACCTGCAACAAAAGCCACACTTGCCGCCGACAAAGCTGCTCTCAAACAGGATGTTGGAGATCCTGAATACATCCCATCAATCGTTGACTTGGATGAAATTGATTACAAGCCTGTCACATCTTCGATTGCCAACATCGCTCAGATCCTGGCAATTTTCACCGCCTGGCAAGCACTCGGAGTCCCGGCGAACATGTGCAACAAAGCCGCCTGGGATCTTGCCCGTCACCTGGCTGATGTAGGCTCATCAAAGCAGACTCAGCCAGTTGGCATGTTTGAAGCAGGGAAAAAGACCAGAGCCGAGTTACTAGCTGAGGTCAAGAAGTTCACTACGCCAAGAAAATTCTGCCGCTACTATGCAAGAGTTGTTTTCAATCTCCTTTTGAAGACAAACGCACCACTAGCACAATGGCAGAAGTGGGAATTTAGAGAGAACGAAGCGTACGCCGCTTTCGACTTCTTTGACTCCGTGATGTCCACAGCCGCTCTACAAGTGCCACTCATTAGGGATCCAACCTCTGATGAGATGATAGCTTTTGCAACAAGAAAAGGAGTTGTTCTTGAACGCAAGAGACTGGCTGAAGGAAACGCTAGAACTAGAGCTCTGGAGGTTACTGGCGGCCGTGCAGGCGGTTTAGGCAAAGTGCCCACTCTCCCGGACCCTTCCGAAATGTATGATTAATTACTTTAACTTTATTTTCTCTGTTGCGCATTAGCTTCATAATGAAGCCACCGACCGTTGTTTCCAAGTTTGTTGGGTCGGGTAGTTACTTCAAACTTGAGCATAGTATAAACTTAACTTTACCGCCCTCAAATTGTTTAATATTATTAAGAA</text:p>
      <text:p text:style-name="Preformatted_20_Text">&gt;<text:span text:style-name="T1">Contig207_C2</text:span>-8_A91_(12)|C2-8_A91|POTEX_VU206_IGNAME|POTEX_VU206_IGNAME</text:p>
      <text:p text:style-name="Preformatted_20_Text">TGTGTTTTGGACGAATATCTTCAAGCTCCAACTGCCGTCTGGTGCAAGTATCAAGTTTTGCTCTCAGGTCCATTCCAGTCTCGGCAGGCGGCACTTCAACCACATTTCACATCTAACAAATCTTTCCGGTTTGGATCTGAAACAGCCAAGTTGCTCAAGGAATTAAATTTTCACATTGAAACGTCAAAAGCTGATAAGTTGACATTTCACGCATTCAGTTCTTTTGAACCTGTGGGCAAACTGTTGGCTTTTGAACCTGCGGCAATTAAGATCATTAAATATAACGATAGTGAGTTCTTGGAACCTTGTCAAGTTGTTGGCGCCCAATTTCCCGAAACTACTTTACTTCTTGACAACTCAAACTTGAAGCAATTGGATCCTGTGTTACTCTATTTGGCTCTTTCGAGGCATACAGACCACTGACACATTATCACTTCCGATGCCTCTTACACCACCCCCTGNTTATCCAGGTTACNCTTTCGTCGCGTTAGCNGTTGC<text:soft-page-break/>TGCATCCANCTTTGCGTACACTCTAACTCGCTAACACGCTGCCGCACGTGGGAGNTAACATTCATTCCCTGCCTACTACGGAGGTTCATACATTGACGGTAACAAAGAAAATATTGTTACAACTCGCCTGGAGCCCAAACCCACTG</text:p>
      <text:p text:style-name="Preformatted_20_Text"><text:bookmark-start text:name="__DdeLink__0_640381047"/><text:bookmark-start text:name="__DdeLink__3_640381047"/>&gt;<text:span text:style-name="T1">Contig209_C2-8_A</text:span>91_(106)|C2-8_A91|POTEX_VU206_IGNAME|POTEX_VU206_IGNAME</text:p>
      <text:p text:style-name="Preformatted_20_Text">TCCCGAAACTACTCTACTCCTTGACATCTCAAACTTGAAGCAATTGGATCCTGTGTTACTCTATTTGGCTCTTTCGAGGCATACAGACCACTGCCATATCATCACTTCCGATGCCTCTTACACCACCTCCTGATTACTCCAAGGTTACTCTTTTCGTCGCGTTAGCTGTTGCTGCATCCATCTTTGCGTACACTCTAACTCGCAACACGCTGCCGCACGTGGGAGATAACATTCATTCCCTGCCACACGGAGGTTCATACATTGACGGAACAAAGAAAATATTGTACAACTCGCCTGGAGCCCAAACCCACAGACGCACCACAGGTCATGTTCCAATCATTGTTCCAGCAATTATCGCCATCATCCTTGCGATACTTACTATCAGTTATAATAATCGTCCTCGCACTTGTGTATGCATTCTTTGCAAATCAAGGTCCCAAAACTAACTGTTTGATTAGAATAGACGGGCATTCTGTAACTATCATAAATTGCCCACTTACCGCTGAAATTTTGGAAGGTATCTCAAAGCTGCAACCCCTCAATTTGGGGTTAAGTTTCCAGGAAAATTGAAACATCAAACTAATCAGTAGTTATGAGTTCTGGAAGCACAACTCCACCACCAGCAACAAAGGAGACTCTGGCAGCTGACAAAGCTGCACTCAAACGGGATAATGGTGATCCCGAATACATTCCATCAATGGCTGATTTAGACGAGATAAAATACAAACCAGTTACCAGCTCCATTGCCAATGTCACACAAATTCTAGCAATTTTTACAGCTTGGCAAGCACTCGGAGTAGCAGCTAATCTGTGCAATAAAGCTGCTTGGGACTTGGCAAGGCATTTGGCCGACGTGGGATCATCCAAACAAACCCAACCCGTCGGAATGTTTGAAGCAGCCGGAAAAACAAGAGCTGAACTGCTTGCTGAAGTGAAGAAGTTTACCACACCAAGGAAATTCTGCCCACGATATTCACGAATAGTCTTCAATCTTCTTTTGAAGACTA<text:bookmark-end text:name="__DdeLink__0_640381047"/>ACACACCACCCTCATGCCATGGCAAGAAAGTGGGAGTTCAGAAGAAAACGAAGTCTTTTGCCATGCGCG</text:p>
      <text:p text:style-name="Preformatted_20_Text"><text:bookmark-start text:name="__DdeLink__5_640381047"/>&gt;<text:span text:style-name="T1">Conti</text:span><text:bookmark-end text:name="__DdeLink__3_640381047"/><text:span text:style-name="T1">g210_C2-8</text:span>_A91_(61)|C2-8_A91|POTEX_VU206_IGNAME|POTEX_VU206_IGNAME</text:p>
      <text:p text:style-name="Preformatted_20_Text">CCCCACTATCCATCACTTATCTTAATTGGTTAAAGTCACCTTTTATGGATGTTGACTGATTTTTATCAACATCTAACTAACTCTGACTTTGTTAGAACTAACATCCCTTTTTGTGACCAAATTGTTGTGCATGCAGTTGCAGGGTCTGGAAAAACTTCCATTGTAAAATCTTTCAAGGAGAAATATCCAACTGTTAAGGTTTTCACAGCAGGTGCACTGCCCACACAGCCAGATTTTCTTGGCTGCCACTTTGAACGCTGTTCACTCGCCACGCCCGACAACACTTTCTGCATCTTGGACGAGTATCTTCAGGCACCTCCTACTACTTGGAATAACTATCAGGTTCTCCTTTCCGACCCATTTCAATCCAGGCAAGCGGGGCTCCAACCACACTTCACTTCCAACAAGTCATTTCGCTTTGGCTCTGAAACTGTTAAACTCCTCAACAAACTAGGCTTCAATCTTCAAGCTTCAAAGGTTGATAAGTTAACATTTCATTCTTTTGACTCATTCGAGCCTGTTGGAAAACTACTTGCCTTCGAGCCCGAGGCGATTCGAATCATTAGGTACAACGATAGTGAGTTCCTAGAGCCTTGTCAAGTTGTTGGCGCACAATTTCCCGAGACGACATTGCTTCTTGACAATTCGAATTTGAAACAGCTTGATCCCGTGCTGTTATACTTGGCTCTTTCCAGGCACACTGAACACTGCCATATCATAACTTCAGATGCCTCTTACACCACCCCCCCAACACTCAAAAAGTCACTCTTTCGTTGCGCTGGCTGTTGCGGCTTCCATCTTTGCCTATACTTTGACTCGCA</text:p>
      <text:p text:style-name="Preformatted_20_Text">&gt;IBNUKW<text:bookmark-end text:name="__DdeLink__5_640381047"/>G02G1JAU|C2-8_A91|POTEX_VU206_IGNAME|POTEX_VU206_IGNAME</text:p>
      <text:p text:style-name="Preformatted_20_Text">ACTAGAACGATAGTGAGTTTCTTGAGCCTTGTCAAGTTGTTGGTGCGCAATTTCCTGAAACAACATTACTCCTTGACAATTCCAACTTGAAGGAGTTGGATCCTGTGTTACTATACTTAGCTCTATCTAGGCACACTGAGCATTGTCATATCATAACATCTGATGCCTCTTACACCACCTCCTGACTACTCAAAGGTCACACTATTTGTGGCATTAGCTGTTGCGGCATCAATTTTTGCTTACACATTGACTCGCAACACGCTGCCGCACGTGGGAGATAACATACATTCCTTGCTACACGGAGGTTGGTACACTGGCGGGACAAAGAGAATATTCTACAATTCACCTGGAACTCAAACTCACACGCGCACACAATG</text:p>
      <text:p text:style-name="Preformatted_20_Text">&gt;IBNUKWG02HEE3C|C2-8_A91|POTEX_VU206_IGNAME|POTEX_VU206_IGNAME</text:p>
      <text:p text:style-name="Preformatted_20_Text">CAATTCGAATCATTAGGTACAACGATAGTGAGTTCCTAGAGCCTTGTCAAGTTGTTGGCGCACAATTTTCTGAGACAACATTACTTCTTGACAATTCGAACCTGAGACAGCTGGACCCCGTGCTGTTATACTTGGCTCTCTCTAGGCATACTGAACATTGCCATATCATAACTTCAGATGCCTCTTACACCACCTCCTGACTACTCTAAAGTCACTCTCTTTGTGGCGTTAGCAGTTGCGGCTTCTATCTTTGCATACACTTTAACCCGCAACACGCTACCGCATGTAGGTGACAATATCCATTCACTGGCCACCAC</text:p>
      <text:p text:style-name="Preformatted_20_Text">&gt;IBNUKWG02IDMQO|C2-8_A91|POTEX_VU206_IGNAME|POTEX_VU206_IGNAME</text:p>
      <text:p text:style-name="Preformatted_20_Text">ATTAACACCTCCTGACTACTCAAAAGTCACTCTTTTCGTTGCGCTAGCTGTTGCGGCTTCCATCTTTGCCTATACTTTGACTCGCAACACACTGCCGCATGTAGGCGACAACATACATTCATTGCCACACGGAGGTTGGTACACTGACGGGACAAAGAGAATATTCTACAATTCACCTGGAACTCAAACTCACACGCGCCAAACA</text:p>
      <text:p text:style-name="Preformatted_20_Text">&gt;IBNUKWG01BOHXC|C2-8_A91|POTEX_VU206_IGNAME|POTEX_VU206_IGNAME</text:p>
      <text:p text:style-name="Preformatted_20_Text">ACTAGAACGATAGTGAGTTTCTTGAGCCTTGTCAAGTTGTTGGTGCGCAATTCCTGAACGACATATCTGACATCACTGAGAGTTGGATCCTGTGTTACTATACTTAGCTCTATCTAGGCACACTGAGCATTGTCATATCATAACATCTGATGCCTCTTACACCACCTCCTGACTACTCAAAGGTCACACTATTTGTGGCATTAGCTGTTGCGGCATCAATTTTTGCTTACACTTTAACACGCAACACACTACCACACGTAGGTGATAACATTCATTCCTTGCCTCACGGAGGTTGTTACGCTTTAGGGACA</text:p>
      <text:p text:style-name="Preformatted_20_Text"><text:bookmark-start text:name="__DdeLink__8_640381047"/>&gt;<text:span text:style-name="T1">Contig195_F2-8_A</text:span>92_(76)|F2-8_A92|POTEX_VU206_IGNAME|POTEX_VU206_IGNAME</text:p>
      <text:p text:style-name="Preformatted_20_Text">CTATGTTGGCTTTTGAACCTGCGGCAATTAAGATCATTAAATATAACGATAGTGAGTTCTTGGAACCTTGTCAAGTTGTTGGCGCCCAATTTCCCGAGACTACTTTACTTCTTGACAACTCAAACTTGAAACAATTGGATCCTGTGTTACTTTATTTGGCTCTTTCGAGGCATACAGACCACTGCCATATCATCACTTCCGATGCCTCTTACACCACCTCCTGATTACTCCAAGGTTACTCTTTTCGTTGCGCTAGCTGTTGCTGCATCCATTTTTGCGTACACTCTAACTCGCAACACGCTGCCGCACGTAGGAGATAACATACATTCCCTGCCGCACGGAGGTTCGTATATTGACGGTACAAAGAAGATACTGTACAATTCACCTGGAGCCCAAACTCACACCCGCACAACAGGCCATGTCCCAATCATTGTTCCAGCTATTATCGCCATCACCA</text:p>
      <text:p text:style-name="Preformatted_20_Text"><text:bookmark-start text:name="__DdeLink__11_640381047"/>&gt;<text:span text:style-name="T1">Contig103</text:span><text:bookmark-end text:name="__DdeLink__8_640381047"/><text:span text:style-name="T1">7_F2-8</text:span>_A92_(16)|F2-8_A92|POTEX_VU206_IGNAME|POTEX_VU206_IGNAME</text:p>
      <text:p text:style-name="Preformatted_20_Text">TCTCGCGCTAGCTGTTGCGGCTTCCATCTTTGCATACACTCTGACCCGCAACACATTGCCGCACGTAGGTGACAATATACATTCATTGCCGCACGGAGGTTGCTACGCAGACGGGACGAAAAGAATCTTTTATAACTCGCCTGGAAGCCAAACTCACACAGCACTGGCAGGCCATGTTCCCATTATCGTCCCAGCAAATCA</text:p>
      <text:p text:style-name="Preformatted_20_Text"><text:bookmark-start text:name="__DdeLink__13_640381047"/>&gt;<text:span text:style-name="T1">Conti</text:span><text:bookmark-end text:name="__DdeLink__11_640381047"/><text:span text:style-name="T1">g959_F2</text:span>-8_A92_(53)|F2-8_A92|POTEX_VU206_IGNAME|POTEX_VU206_IGNAME</text:p>
      <text:p text:style-name="Preformatted_20_Text"><text:soft-page-break/>ATTACCAACTCAAATTTGAAGCAATTGGATCCGGTGCTACTTTATTTGGCTCTCTCGAGGCACACAGACCAACCTGATATTATCACTTCCGATGCCTCTTACACCACCTCCTGATTACTCCAAAGTTACTCTTTTCATGGCGCTAGCTGTTGCTGCATCAATTTTTGCGTACACATTGACTCGCAACACGCTGCCGCACGTGGGAGATAACATACATTCCTTGCCACACGGAGGTTGGTACACTGACGGGACAAAGAGAATATTCTACAATTCACCTGGAACTCAAACTCACACGCACACGAAAAT</text:p>
      <text:p text:style-name="Preformatted_20_Text"><text:bookmark-start text:name="__DdeLink__15_640381047"/>&gt;<text:span text:style-name="T1">Contig559</text:span><text:bookmark-end text:name="__DdeLink__13_640381047"/><text:span text:style-name="T1">_F2</text:span>-8_A92_(3)|F2-8_A92|POTEX_VU206_IGNAME|POTEX_VU206_IGNAME</text:p>
      <text:p text:style-name="Preformatted_20_Text">ATCCCGCCTCCTGATTACTCCAAGGTTACTCTTTTCGTCGCGTTAGCTGTTGCTGCATCCATCTTTGCGTACACTCTAACTCGCAACACGCTGCCGCGCGTGGGAGATAACATTCATTCCCTGCCACACGGAGGTTCATACATTGACGGAACAAAGAAAATATTGTACAACTCGCCTGGAGCCCAAACCCACACCACAC</text:p>
      <text:p text:style-name="Preformatted_20_Text"><text:bookmark-start text:name="__DdeLink__17_640381047"/><text:span text:style-name="T1">&gt;Contig60</text:span><text:bookmark-end text:name="__DdeLink__15_640381047"/><text:span text:style-name="T1">0</text:span>_F2-8_A92_(41)|F2-8_A92|POTEX_VU206_IGNAME|POTEX_VU206_IGNAME</text:p>
      <text:p text:style-name="Preformatted_20_Text">TTCTGCATCTTGGACGAGTATCTTCAGGCACCTCCTACTACTTGGAATAACTATCAGGTTCTCCTTTCCGACCCATTTCAATCCAGGCAAGCGGGGCTCCAACCACACTTCACTTCCAACAAGTCATTTCGCTTTGGCTCTGAAACTGTTAAACTCCTCAACAACCTAGGCTCCAATCTTCAAGCTTCAAAGGTTGATAAGTTAACATTTCATTCTTTTGACTCATTTGAGCCCGTTGGAAAACTACTTGCCTTCGAACCCGAGGCAATTCGAATCATCAGGTACAACGATAGTGAGTTCCTAGAGCCTTGTCAAGTTGTTGGCGCACAATTTCCCGAGACGACATCGCTTCTTGACAATTCGAATTTGAAACAGCTTGATCCCGTGCTGTTATACTTGGCTCTTTCCAGGCACACTGAACACTGCCATATCATAACTTCAGATGCCTCTTACACCACCTCCTGACTACTCAAAAGTCACTCTTTTCGTTGCGCTAGCTGTTGCGGCTTCCATCTTTGCCTACACTTTGACTCGCAACACACTGCCGCATGTAGGTGACAACATACATTCATTGCCACACGGAGGTTGCTACGCGGACGGGACGAAAAGAATCTTTTACAACTCGCCTGGCAGCCAAACTCACACACTTTACTGT</text:p>
      <text:p text:style-name="Preformatted_20_Text"><text:bookmark-start text:name="__DdeLink__19_640381047"/><text:span text:style-name="T1">&gt;Contig</text:span><text:bookmark-end text:name="__DdeLink__17_640381047"/><text:span text:style-name="T1">343_</text:span>F2-8_A92_(8)|F2-8_A92|POTEX_VU206_IGNAME|POTEX_VU206_IGNAME</text:p>
      <text:p text:style-name="Preformatted_20_Text">CCTTTCTGTGACCAAATCGTTGTGCACGCAGTTGCAGGGTCTGGAAAAACTTCTATTGTCAAATCTTTCAAAGAGAAGTATCCAGCGGTTAAAGTTTTTACAGCAGGTGCTCTGCCCACGCAATCAGATTTTCTTGGCTGTCACTTTGAACGTTACTCACCCACCGTTCCAGACAACACATTAT</text:p>
      <text:p text:style-name="Preformatted_20_Text">&gt;H7KR10S01C4NOO|F2-8_A92|POTEX_VU206_IGNAME|POTEX_VU206_IGNAME</text:p>
      <text:p text:style-name="Preformatted_20_Text">TGATTACTCCAAAGTTACTCTCTTCATTGCACTAGCTGTTGCTGCATCAATCTTTGCACACACTCTGACTCGCAACACGCTGCCGCATGTAGGAGATAACATACATTCCTTGCCGCACGGAGGTTCTTACATTGACGGGACAAAGAAAGTGTTGTACAACTCACGTGCT</text:p>
      <text:p text:style-name="Preformatted_20_Text">&gt;H7KR10S0<text:bookmark-end text:name="__DdeLink__19_640381047"/>2JA6QO|F2-8_A92|POTEX_VU206_IGNAME|POTEX_VU206_IGNAME</text:p>
      <text:p text:style-name="Preformatted_20_Text">TACCACCTCCTGACTACTCAAAGGTCACACTATTTGTGGCATTAGCTGTTGCGGCATCAATTTTTGCTTACACTTTAACACGCAACACACTACCACACGTAGGTGATAACATTCATTCCTTGCCTCACGGAGGTTGTTACGCTGACGGGACAAAGAGGATCTTCTATAAATCACCTG</text:p>
      <text:p text:style-name="Preformatted_20_Text">&gt;IR32U6401BKUMT|S3-3_A84|SP-1395|Yam-Montpellier-VU#206Dn</text:p>
      <text:p text:style-name="Preformatted_20_Text">CACCCCACCTCCTGATTACTCCAAAGTTACTCTCTTCATTGCACTAGCTGTTGCTGCATCAATCTTTGCACACACTCTGACTCGCAACACGCTGCCGCATGTAGGAGATAACATACATTCCTTGCCGCACGGAGGTTCTTACATTGACGGGACAAAGAAAGTGTTGTACAACTCACCTGGATCTCAAACTCACACACGCACAACACTC</text:p>
      <text:p text:style-name="Preformatted_20_Text">&gt;IR32U6401AXEQV|S3-3_A84|SP-1395|Yam-Montpellier-VU#206Dn</text:p>
      <text:p text:style-name="Preformatted_20_Text">CTGATTACTCCAAAGTTACTCTCTTCATTGCACTAGCTGTTGCTGCATCAATCTTTGCACACACTCTGACTCGCAACACGCTGCCGCATGTAGGAGATAACATACATTCCTTGCCGCACGGAGGTTCTTACATTGACGGGACAAAGAAAGTGTTGTACAACTCACCTGGATCTCAAACTCACACACGACAGAC</text:p>
      <text:p text:style-name="Preformatted_20_Text">&gt;IR32U6402HZI83|S3-3_A84|SP-1395|Yam-Montpellier-VU#206Dn</text:p>
      <text:p text:style-name="Preformatted_20_Text">CACCCCACCTCCTGATTACTCCAAAGTTACTCTCTTCATTGCACTAGCTGTTGCTGCATCAATCTTTGCACACACTCTGACTCGCAACACGCTGCCGCATGTAGGAGATAACATACATTCCTTGCCGCGACGGGGGTTCTTACATTGACGGGACAAAGAAAGTGTTGTACAACTCACCTGGATCTACAAACTCACACACGCACAACACTC</text:p>
      <text:p text:style-name="Preformatted_20_Text">&gt;IR32U6402FJX5G|S3-3_A84|SP-1395|Yam-Montpellier-VU#206Dn</text:p>
      <text:p text:style-name="Preformatted_20_Text">CGCCTACTCAAAAGTCACTCTTTTCATTGCGCTAGCTGTTGCGGCTTCCATCTTTGCCTACACTTTGACTCGCAACACACTGCCGCATGTAGGTGACAACATACATTCATTGCCACACGGAGGTTCGTATATTGACGGTACAA</text:p>
      <text:p text:style-name="Preformatted_20_Text">&gt;IR32U6401BW24O|S3-3_A84|SP-1395|Yam-Montpellier-VU#206Dn</text:p>
      <text:p text:style-name="Preformatted_20_Text">CACCCTTCCTCGATTACTCCAAAGTTACTCTCTTCATTGCACTAGCTGTTGCTGCATCAATCTTTGCACACACTCTGACTCGCAACACGCTGCCGCATGTAGGAGATAACATACATTCCTTGCCGCACGGAGGTTCTTACATTGACGGGACAAAGAAAGTGTTGTACAACTCACCAGGATCTCAAACTCACACACGCACAAGAAC</text:p>
      <text:p text:style-name="Preformatted_20_Text">&gt;IR32U6401DQ285|S3-3_A84|SP-1395|Yam-Montpellier-VU#206Dn</text:p>
      <text:p text:style-name="Preformatted_20_Text">ACACCCACCTGATTACTCCAAAGTTACTCTTTTCGTTGCGCTAGCTGTTGCTGCATCCATTTTTGCATACACTCTAACTCGCAACACGCTGCCGCACGTAGGGGATAACATACATTCCCTGCCACACGGAGGTTCGTATATTGACGGTACAAAGAAGATATTGTACAACTCACCTGGAGCCCAAACACACACACGCACAC</text:p>
      <text:p text:style-name="Preformatted_20_Text">&gt;IR32U6401BCEX1|S3-3_A84|SP-1395|Yam-Montpellier-VU#206Dn</text:p>
      <text:p text:style-name="Preformatted_20_Text">ATGCCTCTTACACCACCTCCTGATTACTCCAAAGTTACTCTTTTCGTTGCGCTAGCTGTTGCTGCATCCATTTTTGCATACACTCTAACTCGCAACACGCTGCCGCACGTAGGGGATAACATACATTCCCTGCCACACGGAGGTTCGTATATTGACGGTACAAAGAAGATATTGTACAACTCACCTGGAGCCCAAACACATGCCCT</text:p>
      <text:p text:style-name="Preformatted_20_Text">&gt;IR32U6401B7G2I|S3-3_A84|SP-1395|Yam-Montpellier-VU#206Dn</text:p>
      <text:p text:style-name="Preformatted_20_Text">CTGATTACTCCAAAGTTACTCTCTTCATTGCACTAGCTGTTGCTGCATCAATCTTTGCACACACTCTGACTCGCAACACGCTGCCGCATGTAGGAGATAACATACATTCCTTGCCGCACGGAGGTTCTTACATTGACGGGACAAAGAAAGTGTTGTACAACTCACC<text:soft-page-break/>TGGATTTCAAACTCACACACGGCAGAC</text:p>
      <text:p text:style-name="Preformatted_20_Text">&gt;IR32U6401A8BLF|S3-3_A84|SP-1395|Yam-Montpellier-VU#206Dn</text:p>
      <text:p text:style-name="Preformatted_20_Text">ATGCCTCTTACACCACCTCCTGATTACTCCAAAGTTACTCTTTTCGTTGCGCTAGCTGTTGCTGCATCCATTTTTGCATACACTCTAACTCGCAGCACGCTGCCGCACGTAGGGGATAACATACATTCCCTGCCACACGGAGGTTCGTATATTGACGGTACAAAGAAGATATTGTACAACTCACCTGGAGCCCAAACACATGCCCT</text:p>
      <text:p text:style-name="Preformatted_20_Text">&gt;IR32U6401AIJ2W|S3-3_A84|SP-1395|Yam-Montpellier-VU#206Dn</text:p>
      <text:p text:style-name="Preformatted_20_Text">tcttcattgcactagctgtttgctgcatcaatacttttgtcacacactctgactcgcaacacgctgccgcatgtaggagataacatacattccttcgtccgcacggaggttctttactattgacgggacgaaagaaaagtagttgttacaactcacctggatctcaaactacacACACGACAGAC</text:p>
      <text:p text:style-name="Preformatted_20_Text">&gt;IR32U6401AHSB0|S3-3_A84|SP-1395|Yam-Montpellier-VU#206Dn</text:p>
      <text:p text:style-name="Preformatted_20_Text">CTGATTACTCCAAAGTTACTCTCTTCATTGCACTAGCTGTTGCTGCATCAATCTTTGCACACACTCTGACTCGCAACACGCTGCCGCATGTAGGGGATAACATACATTCCTTGCCGCACGGAGGTTCTTACATTGACGGGACAAAGAAAGTGTTGTACAACTCACCTGGATCTCAAACTCACACACGACAGTC</text:p>
      <text:p text:style-name="Preformatted_20_Text">&gt;IR32U6401B4MB8|S3-3_A84|SP-1395|Yam-Montpellier-VU#206Dn</text:p>
      <text:p text:style-name="Preformatted_20_Text">tgattaccccaaagtttactcTCTTCATTGCACTAGCTGTTGCTGCATCAATCTTGCACACACTCTGACTCGCAACACGCTGCCGCATGTTAGGAGATAACATACATTCCTTGCCGCACGGAGGTTCTTACATTGACGGGACAAAGAAAGTGTTGTACAACTCACCTGGATCTCAAACTCACACACGACAGAC</text:p>
      <text:p text:style-name="Preformatted_20_Text">&gt;IR32U6402JCUHF|S3-3_A84|SP-1395|Yam-Montpellier-VU#206Dn</text:p>
      <text:p text:style-name="Preformatted_20_Text">AAAGTTACTCTTTTCGTTTGCGCTAGCTGTTGCTGCATCCATTTTTGTCATGCACTCTAACTCGCAACACGCTGCCGCACGTAGGGGATAACATACATTCCCTGCCACACGGAGGTTCGTATATTGACGGTACAAAGAAGATATTGTACAACTCACCTGGAGCCCAAACACACACACAACATAG</text:p>
      <text:p text:style-name="Preformatted_20_Text">&gt;IR32U6401C1ZEX|S3-3_A84|SP-1395|Yam-Montpellier-VU#206Dn</text:p>
      <text:p text:style-name="Preformatted_20_Text">ACTAACACTGCCATATCATAACTTCAGATGCCTCTTACACCACCTCCTGACTACTCAAAAGTCACTCTTTTCGTTGCGCTAGCTGTTGCGGCTTCCATCTTTGCCTACACTTTGACTCGCAACACACTGCCGCATGTAGGTGACAACATACATTCATTGCCACACGGAGGTTGCTACGCGGACGGGACGAAAAGAATTTTTTTACAACTCGCCTGGCAGCCAAACTCACACACAGAAC</text:p>
      <text:p text:style-name="Preformatted_20_Text">&gt;IR32U6401D4S44|S3-3_A84|SP-1395|Yam-Montpellier-VU#206Dn</text:p>
      <text:p text:style-name="Preformatted_20_Text">ATGCCTCTTACACCACCTCCTGATTACTCCAAAGTTACNCTTTTCGTTGCGCTAGCTGTTGCTGCATCCATTTTTGCATACACTCTAACTCGCAACACGCTGCCGCACGTAGGGGATAACATACATTCCCTGCCACACGGAGGTTCGTATATTGACGGTACAAAGAAGATATTGTACAACTCACCTGGAGCCCAAACACATGCCCT</text:p>
      <text:p text:style-name="Preformatted_20_Text">&gt;IR32U6401EKPON|S3-3_A84|SP-1395|Yam-Montpellier-VU#206Dn</text:p>
      <text:p text:style-name="Preformatted_20_Text">CTGATTACTCCAAAGTTACTCTCTTCATTGCACTAGCTGTTGCTGCATCAATCTTTGCACACACTCTGACTCGCAACACGCTGCCGCATGTAGGAGATAACATACATTCCTTGCCGCACGGAGGTTCTTGCATTGACGGGACAAAGAAAGTGTTGTACAACTCACCTGGATCTCAAACTCACACACGACAGAC</text:p>
      <text:p text:style-name="Preformatted_20_Text">&gt;IR32U6401EZ2H7|S3-3_A84|SP-1395|Yam-Montpellier-VU#206Dn</text:p>
      <text:p text:style-name="Preformatted_20_Text">ACACCCACCCTGATTACTCCAAAGTTAACTCTTTTCGTTTGCGCTAGCTGTTGCTGCATCCATTTTTGTCATACACTCTAACTCGCAACACGCTGCCGCACGTAGGGGATAACATACATTCCCTGCCACACGGAGGTTCGTATATTGACGGTACAAAGAAGATATTGTACAACTCACCTGGAGCCCAAACACACACACGCACAC</text:p>
      <text:p text:style-name="Preformatted_20_Text">&gt;IR32U6402I42F2|S3-3_A84|SP-1395|Yam-Montpellier-VU#206Dn</text:p>
      <text:p text:style-name="Preformatted_20_Text">CACCCTTCCTCGATTACTCCAAAGTTACTCTCTTCATTGCACTAGCTGTTGCTGCATCAATCTTTGCACACACTCTGACTCGCAACACGCTGCCGCATGTAGGAGATAACATACATTCCTTGCCGCACGGAGGTTCTTACATTGACGGGACAAAGAAAGTGTTGTACAACTCACCTGGATCTCAAACTCACACACGCAGCACACAGGAGATCCAGGTGAGTTGTACAACTCACCTGGATCTCAAACTCACACACGCAGCACACA</text:p>
      <text:p text:style-name="Preformatted_20_Text">&gt;IR32U6402GT91I|S3-3_A84|SP-1395|Yam-Montpellier-VU#206Dn</text:p>
      <text:p text:style-name="Preformatted_20_Text">TGATTACTCCAAAGTTACTCTCTTCATTGCACTAGCTGTTGCTGCATCAATCTTTGCACACACTCTGACTCGCAACACGCTGCCGCATGTAGGAGATAACATACATTCCTTGCCGCACGGAGGTTCTTACATTGACGGGACAAAGAAAGTGTTGTACAACTCACCTGGATCTCAAACTCACACACGACAGAC</text:p>
      <text:p text:style-name="Preformatted_20_Text">&gt;IR32U6401APTUB|S3-3_A84|SP-1395|Yam-Montpellier-VU#206Dn</text:p>
      <text:p text:style-name="Preformatted_20_Text">CTGATTACTCCAAAGTTACTCTCTTCATTGCACTAGCTGTTGCTGCATCAATCTTTGCACACACTCTGACTCGCAACACGCTGCCGCATGTAGGAGATAGCATACATTCCTTGCCGCACGGAGGTTCTTACATTGACGGGACAAAGAAAGTGTTGTACAACTCACCTGGATCTCAAACTCACACACGACAGAC</text:p>
      <text:p text:style-name="Preformatted_20_Text">&gt;IR32U6402H7WEN|S3-3_A84|SP-1395|Yam-Montpellier-VU#206Dn</text:p>
      <text:p text:style-name="Preformatted_20_Text">GTTTCGTGCGCTAGCTGTTGCGGCTTCCATCTTTGCCTACACTTTGACTCGCAACACACTGCCGCATGTAGGTGGCAACATACATTCATTGCCACACGGAGGTTGCTATGCGGACGGGACGAAAAGAATCTTTTACAACACACTGCCGCATGTAGGTGACAACATACATTCATTGCCACACGGAGGTTGCTACGC</text:p>
      <text:p text:style-name="Preformatted_20_Text">&gt;IR32U6402JS0RZ|S3-3_A84|SP-1395|Yam-Montpellier-VU#206Dn</text:p>
      <text:p text:style-name="Preformatted_20_Text">TGATTACTCCAAAGTTAACTCTCTTCATTGCACTAGCTGTTGCTGCATCAATCTTTTGCACACACTCTGACTCGCAACACGCTGCCGCATGTAGGAGATAACATACATTCCTTGCCGCACGGTAGGTTCTTACATTGACGGAACAAAGAAAGTGTTGTACAACTCACCTGGATCTACAAACTCACACACGACAGAC</text:p>
      <text:p text:style-name="Preformatted_20_Text">&gt;IR32U6402ID810|S3-3_A84|SP-1395|Yam-Montpellier-VU#206Dn</text:p>
      <text:p text:style-name="Preformatted_20_Text"><text:soft-page-break/>CACCCTTCCTGATTACTCCAAAGTTACTCTCTTCATTGCACTAGCTGTTGCTGCATCAATCTTTGCACACACTCTGACTCGCAACACGCTGCCGCATGTAGGAGATAACATACATTCCTTGCCGCACGGAGGTTCTTACATTGACGGGACAAAGAAAGTGTTGTACAACTCACCTGGATCTCAAACTCACACACGCACAAGAAC</text:p>
      <text:p text:style-name="Preformatted_20_Text">&gt;IR32U6402FGPZY|S3-3_A84|SP-1395|Yam-Montpellier-VU#206Dn</text:p>
      <text:p text:style-name="Preformatted_20_Text">CACCCCACCTCCTGATTACTCCAAAGTTACTCTCTTCATTGCACTAGCTGTTGCTGCATCAATCTTTGCACACACTCTGACTCGCAACACGCTGCCGCATGTAGGAGATAACACACATTCCTTCGCCGCACGGAGGTTCTTACATTGACGGACGCAAGAAAGTGTTGTACAACTCACCTGGATCTcaaactcacacacgcacaaca</text:p>
      <text:p text:style-name="Preformatted_20_Text">&gt;IR32U6402IAV7B|S3-3_A84|SP-1395|Yam-Montpellier-VU#206Dn</text:p>
      <text:p text:style-name="Preformatted_20_Text">AAAGTTACTCTTTTCGTTGCGCTAGCTGTTGCTGCATCCATTTTTGTCATACACTCTAACTCGCAACACGCTGCCGCACGTAGGGGATAACATACATTCCCTGCCACACGGAGGTTCGTATATTGACGGTACAAAGAAGATATTGTACAACTCACCTGGAGCCCAAACACACACACAACATA</text:p>
      <text:p text:style-name="Preformatted_20_Text">&gt;IR32U6402F177D|S3-3_A84|SP-1395|Yam-Montpellier-VU#206Dn</text:p>
      <text:p text:style-name="Preformatted_20_Text">ACTGAACACTGCCATATCATAACTTCAGATGCCTCTTACACCACCTCCTGACTACTCAAAAGTCACTCTTTTCGTTGCGCTAGCTGTTGCGGCTTCCATCTTTGCCTGCACTTTGACTCGCAACACACTGCCGCATGTAGGTGACAACATACATTCATTGCCACACGGAGGTTGCTACGCGGACGGGACGAAAAGTAATTTTTTACAACTCGCCTGGCAGCCAAACTCACACACAGAAC</text:p>
      <text:p text:style-name="Preformatted_20_Text">&gt;IR32U6402IUIQL|S3-3_A84|SP-1395|Yam-Montpellier-VU#206Dn</text:p>
      <text:p text:style-name="Preformatted_20_Text">GTTTCGTGCGCTAGCTGTTGCGGCTTCCATCTTTGCCTACACTTTGTACTCGCAACACACTGCCGCATGTAGGTGGCAACATACATTCATTGCCACACGGAGGTTGCTATGCGGACGGGACGAAAAGAATCTTTTACAACACACTGCCGCATGTAGGTGACAACATACATTCGATTGCCACACGGAGGTTTGCTACGC</text:p>
      <text:p text:style-name="Preformatted_20_Text">&gt;IR32U6402GCYIV|S3-3_A84|SP-1395|Yam-Montpellier-VU#206Dn</text:p>
      <text:p text:style-name="Preformatted_20_Text">TAAGACCACTGCCATATCATCACTTCCGATGCCTCTTACACCACCTCCTGATTACTCCAAGGTTACTCTTTTCGTTGCGCTAGCTGTTGCTGCATCCATTTTTGCGTACACTCTAACTCGCAACACGCTGCCGCACGTAGGAGATAACATACATTCCCTGCCGCTC</text:p>
      <text:p text:style-name="Preformatted_20_Text">&gt;IR32U6402J1X3K|S3-3_A84|SP-1395|Yam-Montpellier-VU#206Dn</text:p>
      <text:p text:style-name="Preformatted_20_Text">AAGTTACTACTTTCGTTGCGCTAGCTGTTGCTGCATCCATTTTGCATACACTCTAACTCGCAACACGCTGCCGCACGTAGGGGATAACATACATTCCCTGCCACACGGAGGTTCGTATATTGACGGTACAAAGAAGATATTGTACAACTCACCTGGAGCCCAAACACACACACAACATAG</text:p>
      <text:p text:style-name="Preformatted_20_Text">&gt;IR32U6401ETSXZ|S3-3_A84|SP-1395|Yam-Montpellier-VU#206Dn</text:p>
      <text:p text:style-name="Preformatted_20_Text">CTGATTACCCCAAACGTTAACTCTCTTCATTGCACTAGCTGTTGCTGCATCAATCTTTGCACACACTCTGACTCGCAACACGCTGCCGCATGTAGGAGATAACATACATTCCTTGCCGCACGGAGGTTCTTACATTGACGGGACAAAGAAAGTGTTGTACAACTCACCTGGGATCTCAAAACTCACACACGACAGAC</text:p>
      <text:p text:style-name="Preformatted_20_Text">&gt;IR32U6402FOXZZ|S3-3_A84|SP-1395|Yam-Montpellier-VU#206Dn</text:p>
      <text:p text:style-name="Preformatted_20_Text">ATGCCTCTTACACCACCTCCTGATTACTCCAAAGTTACTCTTTTCGTTGCGCTAGCTGTTGCTGCATCCATTTTTGCATACACTCTAACTCGCAACACGCTGCCGCACGTAGGGGATAACATACATTCCCTGCCACACGGAGGTTCGTATATTGACGGTACAAAGAAGATATTGTACAACTCACCTGGAGCCCAAACACATGCCCT</text:p>
      <text:p text:style-name="Preformatted_20_Text">&gt;IR32U6401DKA73|S3-3_A84|SP-1395|Yam-Montpellier-VU#206Dn</text:p>
      <text:p text:style-name="Preformatted_20_Text">CTGATTACTCCAAAGTTACTCTCTTCATTGCACTAGCTGTTGCTGCATCAATCTTTGCACACACTCTGACTCGCAACACGCTGCCGCATGTAGGAGATAACATACATTCCTTGCCGCACGGAGGTTCTTACATTGACGGGACAAAGAAAGTGTTGTACAACTCACCTGGATCTCAAACTCACACACGACAGAC</text:p>
      <text:p text:style-name="Preformatted_20_Text">&gt;IR32U6402HTLDR|S3-3_A84|SP-1395|Yam-Montpellier-VU#206Dn</text:p>
      <text:p text:style-name="Preformatted_20_Text">AACACGCTGCCGCACGTAGGGGATAACATACATTCCCTGCCACACGGAGGTTCGTATATTGACGGTACAAAGAAGATATTGTACAACTCACCTGGAGCCCAAACACACACACACACCCC</text:p>
      <text:p text:style-name="Preformatted_20_Text">&gt;IR32U6402IT9HV|S3-3_A84|SP-1395|Yam-Montpellier-VU#206Dn</text:p>
      <text:p text:style-name="Preformatted_20_Text">ACACCCACCTGATTACTCCAAAGTTACTCTTTTCGTTGCGCTAGCTGTTGCTGCATCCATTTTTGCATACACTCTAACTCGCAACACGCTGCCGCACGTAGGGGATAACATACATTCCCTGCCACACGGAGGTTCGTATATTGACGGTACAAAGAAGATATTGTACAACTCACCTGGAGCCCAAACACACACACGCACGC</text:p>
      <text:p text:style-name="Preformatted_20_Text">&gt;IR32U6402GHLZ5|S3-3_A84|SP-1395|Yam-Montpellier-VU#206Dn</text:p>
      <text:p text:style-name="Preformatted_20_Text">ACTGAACACTGCCATATCATAACTTCAGATGCCTCTTACACCACCTCCTGACTACTCAAAAGTCACTCTTTTCGTTGCGCTAGCTGTTGCGGCTTCCATCTTTGCCTACACTTTGACTCGCAACACACTGCCGCATGTAGGTGACAACATACATTCATTGCCACACGGAGGTTGCTACGCGGACGGGACGAAAAGAATTTTTTACAACTCGCCTGGCAGCCAAACTCACACACAGAAC</text:p>
      <text:p text:style-name="Preformatted_20_Text">&gt;IR32U6402GFHGR|S3-3_A84|SP-1395|Yam-Montpellier-VU#206Dn</text:p>
      <text:p text:style-name="Preformatted_20_Text">GCATCCCCTTACACCACCTCCTGATTACTCCAAAGTTACTCTCTTCATTGCACTAGCTGTTGCTACATCAATCTTTGCACACACTCTGACTCGCAACACGCTGCCGCATGTAGGAGATAACATACATTCCTTGCCGCACGGAGGTTCTTACATTGACGGGACAAAGAAAGTGTTGTACAACTCACCTGGATCTCAAACTCACACACGACAGAT</text:p>
      <text:p text:style-name="Preformatted_20_Text">&gt;IR32U6402I9O1A|S3-3_A84|SP-1395|Yam-Montpellier-VU#206Dn</text:p>
      <text:p text:style-name="Preformatted_20_Text">TGATTACTCCCAAAAGTTACTCTCTTCATTGCACTAGCTGTTGCTGCATCAAATCTTTGCACAACACTCTGGACTCGCAACACGCTGCCGCATGTAGGAGATAACATACATTCCTTGCCGCACGGAGGTTCTTACATTGACGGGACAAAGAAAGTGTTGTACAACTCACCTGGATCTCAAACTCACACACGACAGAC</text:p>
      <text:p text:style-name="Preformatted_20_Text">&gt;IR32U6402JGKJS|S3-3_A84|SP-1395|Yam-Montpellier-VU#206Dn</text:p>
      <text:p text:style-name="Preformatted_20_Text">CTGATTACTCCAAAGTTACTCTCTTCATTGCACTAGCTGTTGCTGCATCAATCTTTGCACACACTCTGACTCGCAACACGCTG<text:soft-page-break/>CCGCATGTAGGAGATAACATACATTCCTTGCCGCACGGAGGTTCTTACATTGACGGGACAAAGAAAGTGTTGTACAACTCGCCTGGATCTCAAACTCACACACGACAGAC</text:p>
      <text:p text:style-name="Preformatted_20_Text">&gt;IR32U6402F6829|S3-3_A84|SP-1395|Yam-Montpellier-VU#206Dn</text:p>
      <text:p text:style-name="Preformatted_20_Text">ATGCCTCTTACACCACCTCCTGATTACTCCAAAGTTACTCTTTTCGTTGCGCTAGCTGTTGCTGCATCCATTTTTGCATACACTCTAACTCGCAACACGCTGCCGCACGTAGGGGATAACATACATTCCCTGCCACACGGAGTTCGTATATTGACGGTACaagaagatatgtacaactcacctgg</text:p>
      <text:p text:style-name="Preformatted_20_Text">&gt;IR32U6402JRDTG|S3-3_A84|SP-1395|Yam-Montpellier-VU#206Dn</text:p>
      <text:p text:style-name="Preformatted_20_Text">CACCCCACCTCCTGATTACTCCAAAGTTACTCTCTTCATTGCACTAGCTGTTGCTGCATCAATCTTTGCACACACTCTGACTCGCAACACGCTGCCGCATGTAGGAGATAACATACATTCCTTGCCGCACGGAGGTTCTTACATTGACGGGACAAAGAAAGTGTTGTACAACTCACCTGGATCTCAAACTCACACACGCACAACACTC</text:p>
      <text:p text:style-name="Preformatted_20_Text">&gt;IR32U6402J2N4C|S3-3_A84|SP-1395|Yam-Montpellier-VU#206Dn</text:p>
      <text:p text:style-name="Preformatted_20_Text">CTTACGCTCCTGACTACTCAAAAGTCACTCTTTTCGTTGCGCTAGCTGTTGCGGCTTCCATCTTTGCCTACACTTTGACTCGCAACGCACTGCCGCATGTAGGTGACAACATACATTCATTGCCACACGGAGGTTGCTACGCGGACGGGACGAAAAGAATCTTTTACAACTCGCCTGGCATAC</text:p>
      <text:p text:style-name="Preformatted_20_Text">&gt;IR32U6402HHLDR|S3-3_A84|SP-1395|Yam-Montpellier-VU#206Dn</text:p>
      <text:p text:style-name="Preformatted_20_Text">ACCTCCTGATTACTCCAAAGTTACTCTCTTCATTGCACTAGCTGTTGCTGCATCAATCTTTGCACACACTCTGACTCGCAACACGCTGCCGCATGTAGGAGATAACATACATTCCTTGCCGCACGGAGGTTCTTACATTGACGGGACAAAGAAAGTGTTGTACAACTCACCTGGATCTCAAACTCACACACGCACAACACTC</text:p>
      <text:p text:style-name="Preformatted_20_Text">&gt;IR32U6402H1GH6|S3-3_A84|SP-1395|Yam-Montpellier-VU#206Dn</text:p>
      <text:p text:style-name="Preformatted_20_Text">tcatccgagtcccctcgggaatcctccctgattactccaaagttactctcttcaattgcactagctgttGCTGCATCAATCTTTGCACACACTCTGACTCGCAACACGCTGCCGCATGTAGGAGATAACATACATTCCTTGCCGCACGGAGGTTCTTACATTGACGGGACAAAGAAAGTGTTGTACAACTCACCTGGATCTCAAACTCACACACGACAGAC</text:p>
      <text:p text:style-name="Preformatted_20_Text">&gt;IR32U6402JFQYA|S3-3_A84|SP-1395|Yam-Montpellier-VU#206Dn</text:p>
      <text:p text:style-name="Preformatted_20_Text">CTGATTACTCCAAAGTTACTCTCTTCATTGCACTAGCTGTTGCTGCATCAATCTTTGCACACACTCTGACTCGCAACACGCTGCCGCATGTAGGAGATAACATACATTCCTTGCCGCACGGAGGTTCTTACATTGACGGGACAAAGAAAGTGCTGTACAACTCACCTGGATCTCAAACTCACACACGACAGAC</text:p>
      <text:p text:style-name="Preformatted_20_Text">&gt;IR32U6402F3AB8|S3-3_A84|SP-1395|Yam-Montpellier-VU#206Dn</text:p>
      <text:p text:style-name="Preformatted_20_Text">CTGATTACTCCAAAGTTACCCTCTTCATTGCACTAGCTGTTGCTGCATCAATCTTTGCACACACTCTGACTCGCAACACGCTGCCGCATGTAGGAGATAACATACATTCCTTGCCGCACGGAGGTTCTTACATTGACGGGACAAAGAAAGTGTTGTACAACTCACCTGGATCTCAAACTCACACACGACAGAC</text:p>
      <text:p text:style-name="Preformatted_20_Text">&gt;IR32U6402HMK9V|S3-3_A84|SP-1395|Yam-Montpellier-VU#206Dn</text:p>
      <text:p text:style-name="Preformatted_20_Text">ATGCCTCTTACACCACCTCCTGATTACTCCAAAGTTACCTTTCGTTGCGCTAGCTGTTGCTGCATCCATTTTTGCATACACTCTAACTCGCAACACGCTGCCGCACGTAGGGGATAACATACATTCCCTGCCACACGGAGGTTCGTATATTGACGGTACAAAGAAGATATTGTACAACTCACCTGGAGCCCAAACACATGCCCT</text:p>
      <text:p text:style-name="Preformatted_20_Text">&gt;IR32U6402H4JXS|S3-3_A84|SP-1395|Yam-Montpellier-VU#206Dn</text:p>
      <text:p text:style-name="Preformatted_20_Text">AACACGCTGCCGCACGTAGGGGATAACATACATTCCCTGCCACACGGAGGTTCGTATATTGACGGTACAAAGAAGATATTGTACAACTCACCTGGAGCCCAAACACACACACGCACAC</text:p>
      <text:p text:style-name="Preformatted_20_Text">&gt;IR32U6402JCHRR|S3-3_A84|SP-1395|Yam-Montpellier-VU#206Dn</text:p>
      <text:p text:style-name="Preformatted_20_Text">ACCCCACTCTCCTGATTACTCCAAAGTTACTCTCTTCATTGCACTAGCTGTTGCTGCATCAATCTTTGCACACACTCTGACTCGCAACACGCTGCCGCATGTAGGAGATAACATACATTCCTTGCCGCACGGAGGTTCTTACATTGACGGGACAAAGAAAGTGTTGTACAACTCACCTGGATCTCAAACTCACACACGCACAACACTC</text:p>
      <text:p text:style-name="Preformatted_20_Text">&gt;IR32U6402IXLWK|S3-3_A84|SP-1395|Yam-Montpellier-VU#206Dn</text:p>
      <text:p text:style-name="Preformatted_20_Text">ATGCCTCTTACACCACCTCCTGATTACTCCAAAGTTACNCTTTTCGTTGCGCTAGCTGTTGCTGCATCCATTTTTGCATACACTCTAACTCGCAACACGCTGCCGCACGTAGGGGATAACATACATTCCCTGCCACACGGAGGTTCGTATATTGACGGTACAAAGAAGATATTGCACAACTCACCTGGAGCCCAAACACATGCCCT</text:p>
      <text:p text:style-name="Preformatted_20_Text">&gt;IR32U6402H572I|S3-3_A84|SP-1395|Yam-Montpellier-VU#206Dn</text:p>
      <text:p text:style-name="Preformatted_20_Text">AAAGTTACTCTCTTCATTTGCACTAGCTGTTGCTGCATCAATCTTTGCACACACTCTGACTCGCAACACGCTGCCGCATGTAGGAGATAACATACATTCCTTGCCGCACGGAGGTTCTTACATTGACGGGACAAAGAAAGTGTTGTACAACTCACCTGGATCTCAAACTCACACACGACAGACG</text:p>
      <text:p text:style-name="Preformatted_20_Text">&gt;IR32U6402GY917|S3-3_A84|SP-1395|Yam-Montpellier-VU#206Dn</text:p>
      <text:p text:style-name="Preformatted_20_Text">ACACCCACCTGATTACTCCAAAGTTACTCTTTTCGTTGCGCTAGCTGTTGCTGCATCCATTTTTGTCATACACTCTAACTCGCAACACGCTGCCGCACGTAGGGGATAACATACATTCCCTGCCACACGGAGGTTCGTATATTGACGGTACAAAGAAGATATTGTACAACTCACCTGGAGCCCAAACACACACACGCACAC</text:p>
      <text:p text:style-name="Preformatted_20_Text">&gt;IR32U6402JA2UY|S3-3_A84|SP-1395|Yam-Montpellier-VU#206Dn</text:p>
      <text:p text:style-name="Preformatted_20_Text">TGACTACTCAAAAGTCACTCTTTTCATTGCGCTAGCTGTTGCGGCTTCCATCTTTGCCTACACTTTGACTTGCAACACACTGCCGCATGTAGGTGACAACATACATTCATTGCCACACGGAGGTTGCTACGCGGACGGGACGAAAAGAATCTTTTACAACTCGCCTGGCAGCCAAACTCACACCCACACA</text:p>
      <text:p text:style-name="Preformatted_20_Text">&gt;IR32U6402GQ941|S3-3_A84|SP-1395|Yam-Montpellier-VU#206Dn</text:p>
      <text:p text:style-name="Preformatted_20_Text">ACACCCACCTGATTACTCCAAAGTTACTCTTTTCGTTGCGCTAGCTGTTGCTGCATCCATTTTTGCATACACTCTAACTCGCA<text:soft-page-break/>ACACGCTGCCGCACGTAGGGGATAACATACATTCCCTGCCACACGGAGGTTCGTATATTGACGGTACAAAGAAGATATTGTACAACTCACCTGGAGCCCAAACACACACACGCACAC</text:p>
      <text:p text:style-name="Preformatted_20_Text">&gt;IR32U6401ETEV6|S3-3_A84|SP-1395|Yam-Montpellier-VU#206Dn</text:p>
      <text:p text:style-name="Preformatted_20_Text">CTTACGCCTCCTGACTACTCAAAAGTCACTCTTTTCGTTGCGCTAGCTGTTGCGGCTTCCATCTTTGCCTACACTTTGACTCGCAACACACTGCCGCATGTAGGTGACAACATACATTCATTGCCACACGGAGGTTGCTACGCGGACGGGACGAAAAGAATCTTTTACAACTCGCCTGGCATAC</text:p>
      <text:p text:style-name="Preformatted_20_Text">&gt;IR32U6401BLEL1|S3-3_A84|SP-1395|Yam-Montpellier-VU#206Dn</text:p>
      <text:p text:style-name="Preformatted_20_Text">ACTGAACACTGCCATATCATAACTTCAGATGCCTCTTACACCACCTCCTGACTACTCAAAAGTCACTCTTTTCGTTGCGCTAGCTGTTGCGGCTTCCATCTTTGCCTACACTTTGACTCGCAACACACTGCCGCATGTAGGTGACAACATACATTCATTGCCACACGGAGGTTGCTACGCGGACGGGACGAAAAGTAATTTTTACAACTCGCCTGGCAGCCAAACTCACACACAGAAC</text:p>
      <text:p text:style-name="Preformatted_20_Text">&gt;IR32U6402IGM41|S3-3_A84|SP-1395|Yam-Montpellier-VU#206Dn</text:p>
      <text:p text:style-name="Preformatted_20_Text">ACTAACACTGCCATATCATAACTTCAGATGCCTCTTACACCACCTCCTGACTACTCAAAAGTCACTCTTTTCGTTGCGCTAGCTGTTGCGGCTTCCATCTTTGCCTACACTTTGACTCGCAACACACTGCCGCATGTAGGTGACAACATACATTCATTGCCACACGGAGGTTGCTACGCGGACGGGACGAAAAGAATTTTTACAACTCGCCTGGCAGCCAAACTCACACACAGAAC</text:p>
      <text:p text:style-name="Preformatted_20_Text">&gt;IR32U6401CAH5L|S3-3_A84|SP-1395|Yam-Montpellier-VU#206Dn</text:p>
      <text:p text:style-name="Preformatted_20_Text">TCGGCACACCTCCTGACTACTCAAAAGTCACTCTTTTCGTTGCGCTAGCTGTTGCGGCTTCCATCTTTGCCTGCACTTTGACTCGCAACACACTGCCGCATGTAGGTGACAACATACATTCATTGCCACACGGAGGTTGCTACGCGGACGGGACGAAAAGAATTTTTTACAACTCGCCTGGCAGCCAAAACTCACACACAGAAC</text:p>
      <text:p text:style-name="Preformatted_20_Text">&gt;IR32U6401BVWP5|S3-3_A84|SP-1395|Yam-Montpellier-VU#206Dn</text:p>
      <text:p text:style-name="Preformatted_20_Text">CTGATTACTCCAAAGTTACTCTCTTCATTGCACTAGCTGTTGCTGCATCAATCTTTGCACACTACTCTGACTCGCAACACGCTGCCGCATGTAGGAGATAACATACATTCCTTGCCGCACGGAGGTTCTTACATTGACGGGACAAAGAAAGTGTTGTACAACTCAACCTGGATCTCAAACCCACACACGACAGAC</text:p>
      <text:p text:style-name="Preformatted_20_Text">&gt;IR32U6401EBXO1|S3-3_A84|SP-1395|Yam-Montpellier-VU#206Dn</text:p>
      <text:p text:style-name="Preformatted_20_Text">ATGCCTCTTACACCACCTCCTGATTACTCAAGTTAACTCTTTCGTTGCGCTAGCTGTTGCTGCATCCATTTTTGCATACACTCTAACTCGCAACACGCTGCCGCACGTAGGGGATAACATACATTCCCTGCCACACGGAGGTTCGTATATTGACGGTACAAAGAGATATTGACAACTCACCTGGAGCCAAACAGATGGCCCT</text:p>
      <text:p text:style-name="Preformatted_20_Text">&gt;IR32U6401DHOWU|S3-3_A84|SP-1395|Yam-Montpellier-VU#206Dn</text:p>
      <text:p text:style-name="Preformatted_20_Text">TGATTACCCCAAAGTTACTCTCTTCATTGCACTAGCTGTTGCTGCATCAATCTTTGCACACACTCTGACTCGCAACACGCTGCCGCATGTAGGAGATAACATACATTCCTTGCCGCACGGAGGTTCTTACATTGACGGGACAAAGAAAGTGTTGTACAACTCACCTGGATCTCAAACTCACACACGACAGAC</text:p>
      <text:p text:style-name="Preformatted_20_Text">&gt;I1K4EJL01BBOI4|S5-6_A82|DS-1395|Yam-Montpellier-VU#206Dn</text:p>
      <text:p text:style-name="Preformatted_20_Text">TGCACTGCCCTATCATCACTTCCGATGCCTCTTACACCACCTCCTGATTACTCCAAGGTTACTCTTTTCGTTGCGTTAGCTGTTGCTGCATCCATCTTTGCGTACACTCTAACTCGCAACACGCTGCCACACGTGGGAGATAACATTCATTCCCTGCCACACGGAGGTTCATACACTGACG</text:p>
      <text:p text:style-name="Preformatted_20_Text">&gt;I1K4EJL02G3FJ4|S5-6_A82|DS-1395|Yam-Montpellier-VU#206Dn</text:p>
      <text:p text:style-name="Preformatted_20_Text">ACACCACCTCCTGATTACTCCAAGGTTACTCTTTTCGTTGCGCTAGCTGTTGCTGCATCCATTTTGCGTACACTCTAACTCGCAACACGCTGCCGCACGTAGGAGATAACATACATTCACTGCCACAC</text:p>
      <text:p text:style-name="Preformatted_20_Text">&gt;I1K4EJL02JUJ6J|S5-6_A82|DS-1395|Yam-Montpellier-VU#206Dn</text:p>
      <text:p text:style-name="Preformatted_20_Text">CAAGTGTGTTACTCTATTTGGCTCTTTCGAGGCATACAGACCACTGCCATATCATCACTTCCGATGCCTCTTACACCACCTCCTGATTACTCCAAGGTTACTCTTTTCGTTGCGTTAGCTGTTGCTGCATCCATCTTTGCGTACACTCTAACTCGCAACACGCTGCCGCACGTGGGAGATAACATTCATTCCCTGCCACGACAGA</text:p>
      <text:p text:style-name="Preformatted_20_Text"><text:span text:style-name="T1">&gt;Contig1024_S6</text:span>-4_A32_(2)|S6-4_A32|SP-1395|Yam-Montpellier-VU#206Dn-New_Flexi?_(manip_3-4)</text:p>
      <text:p text:style-name="Preformatted_20_Text"><text:bookmark-start text:name="__DdeLink__21_640381047"/>AGCGCCATATTATCACTTCCGATGCCTCTTACACCACCTCCTGATTACTCCAAAGTTACTCTTTTCGTGGCGCTAGCTGTTGCTGCATCAATTTTTGCGTACACATTGACTCGCAACACGCTGCCGCACGTGGGAGATAACATACATTCCTTGCCACACGGAGGTTGGTACACTGACGGGACAAAGAGAATATTCTACAATTCACCTGGAACTCAAACTCACACGCGCAAAAATC</text:p>
      <text:p text:style-name="Preformatted_20_Text">&gt;JK2M<text:bookmark-end text:name="__DdeLink__21_640381047"/>Q9P02I0YDJ|S6-4_A33|SP-1397|Yam-Montpellier-VU#333Dn-Potexvirus</text:p>
      <text:p text:style-name="Preformatted_20_Text">TTTGTCACTTGCGTATGCATTCTCTGTCAATCAAGGTCCCAAAACTAACTGTCTGATTAGAATAGACGGGCATTCTGTAACTATCATAAATTGCCCACTAACCACTGAAATTTTAGAAGGCATCTCAAAGCTGCAACCCCTCAATTTGGGGTTAAGTTTCCAGGAAAATTGAAACATCAAATTAATCAGCAGTTATGAGTTCAGGAAGCACAACTCCATCACCAGCAACAAAGGAGACTCTGGCAGCCGACAAAGCTGCAC</text:p>
      <text:p text:style-name="Preformatted_20_Text">&gt;JK2MQ9P02I211H|S6-4_A33|SP-1397|Yam-Montpellier-VU#333Dn-Potexvirus</text:p>
      <text:p text:style-name="Preformatted_20_Text">TTGGCATAGTTTAAAATTACCAACTGTTCTGCAGGTTGCACAATAATGATTTTTAGGAAGCTGCGTCATGTGTTGCATGAGATAGCTGAGTCGGTTACACCTGCTGAACCAAAAGATACTGGTTCATGTACACCTCTGATGTGGGAGCAGTATGGTGTAACTATCACCTGCAATCCAATGCATGAGATACCTGAAGGGCGCATAGAACCACAAACCG</text:p>
      <text:p text:style-name="Preformatted_20_Text">&gt;I1K4EJL01C0G5J|S5-6_A91|DS-1416|Yam-Montpellier-VU#469Dn</text:p>
      <text:p text:style-name="Preformatted_20_Text">CGCAATCCCGACAGGCCGCACTTCAACCACACTTCACATCCAACAAGTCATTCCGGTTTGGATCTGAGACTGCCAAGTTGCTCAAGGAACTGAACTTTGACATTGAAACTTCAAAGGTTGATAAGCTGACATTTCATTCATTCAACTCCTTTGAACCTGTGGGCAAATTGTTGGCATTTGAACCCGCGGCAATTAAAATCATTAAGCACAACGAAAT</text:p>
      <text:p text:style-name="Preformatted_20_Text"><text:soft-page-break/>&gt;I1K4EJL01D84Q2|S5-6_A91|DS-1416|Yam-Montpellier-VU#469Dn</text:p>
      <text:p text:style-name="Preformatted_20_Text">CGCAATCCCGACAGGCCGCACTTCAACCACACTTCACATCCAACAAGTCATTCCGGTTTGGATCTGAGACTGCCAAGTTGCTCAAGGAACTGAACTTTGACATTGAAACTTCAAAGGTTGATAAGCTGACATTTCATTCATTCAACTCCTTTGAACCTGTGGGCAAATTGTTGGCATTTGAACCCGCGGCAATTAAAATCATTAAGCACAACGAAAT</text:p>
      <text:p text:style-name="Preformatted_20_Text"><text:bookmark-start text:name="__DdeLink__23_640381047"/><text:span text:style-name="T1">&gt;Contig52_C2-</text:span>8_A91_(12)|C2-8_A91|POTEX_VU206_IGNAME|POTEX_VU206_IGNAME</text:p>
      <text:p text:style-name="Preformatted_20_Text">ATAACCTCACTATCAGCTATAATAGTCGTCCTCGCAATTGCGTTTGCGTTCTCTGTCAATCAAGGTCACCAAACTAATTGTCTAGTTAGGATAGACGGGCACTCTGTAACCTTAATAAATTGCCCACTTACCTTAGAAATTTTGGAAGGGATCTCGAAACTCAAACCACTTAATCTGGGGTTAAGTTTCCATCAATTTGAAACATCAAGCTAATCGTCAAGATGAGTTCGGGAAGTGCAACAGCAACACCTACGACA</text:p>
      <text:p text:style-name="Preformatted_20_Text">&gt;IBNUKW<text:bookmark-end text:name="__DdeLink__23_640381047"/>G01BTSZU|C2-8_A91|POTEX_VU206_IGNAME|POTEX_VU206_IGNAME</text:p>
      <text:p text:style-name="Preformatted_20_Text">GCCATCAACCTTGCGATACTTACTATCAGCTACAATAATCGTCCTCGCACTTGCGTATGCATCCTTTGTCAATCAAGGTCCCAAAACTAACTGCTTAATTAGAATAGACGGGCATTCTGTAACTATCATAAATTGCCCACTAACTACTGAAATTTTGGAAGGCATCTCCAAACTGCAACCCCTCAATTTGGGGTTAAGTTTCCAGAAAAATTGAAACATCAAGTTAAACGATAGTCATGAGTTCTGGAAGCACAACTCCACCACCAGCAACAAAGGCGACTAGT</text:p>
      <text:p text:style-name="Preformatted_20_Text">&gt;IBNUKWG02F92ED|C2-8_A91|POTEX_VU206_IGNAME|POTEX_VU206_IGNAME</text:p>
      <text:p text:style-name="Preformatted_20_Text">AATCATGGTCCCAACAATTATCGCCATCATCCTTGCGATACTTACTATCAGCTGCAATAATCGCCCTCGCACTTGCGTATGCATTCTTTGCCAATCAAGGTCCCAAAACTAACTGCTTAATTAGAATAGACGGGCATTCTGTAACTATAATAAATTGCCCACTTACCCCAGACATTTTGGAAGGTATTTCAAAGCTGCAACCCCTCAATTTGGGGTTAAGTTTCCAGGAAAGTTGAAACATCTAAATAATTAGCAATTATGAGTTCTGGAAGCACAACTCCACCACCAGCAAAAATA</text:p>
      <text:p text:style-name="Preformatted_20_Text"><text:bookmark-start text:name="__DdeLink__25_640381047"/><text:span text:style-name="T1">&gt;Contig160_C</text:span>2-8_A91_(4)|C2-8_A91|POTEX_VU206_IGNAME|POTEX_VU206_IGNAME</text:p>
      <text:p text:style-name="Preformatted_20_Text">TGACAAGCAGCGCTTCAACCACATTTCACATCTAATAAATCATTTCGATTTGGATCTGAAACTGCCAAGTTGCTCAGGAAACTGAACTTCGATATTGAGACATCAAAACCAGACAAGCTGACATTCCACTCATTTAGCTCCTTTGAACCTGTTGGCAAACTGTTGGCATTTGAATCTGCGGCTAAT</text:p>
      <text:p text:style-name="Preformatted_20_Text"><text:bookmark-start text:name="__DdeLink__27_640381047"/><text:span text:style-name="T1">&gt;Contig1</text:span><text:bookmark-end text:name="__DdeLink__25_640381047"/><text:span text:style-name="T1">01_</text:span>F2-8_A92_(12)|F2-8_A92|POTEX_VU206_IGNAME|POTEX_VU206_IGNAME</text:p>
      <text:p text:style-name="Preformatted_20_Text">CTTGCGCATGCATTCTCTGCCAATCAAGGTCCCAAAACTAACTGTTTGATTAGAATAGACGGGCATTCTGTAACTATCATAAATTGCCCACTAACCACTGAAATTTTGGAAGGTATCTCAAAACTGCAACCCCTCAATTTGGGGTTAAGTTTCCAGGAAAATTGAAACATCAAAGAAATCAGCAGTTATGAGTTCAGGAAGTACAACTCCACCACAAGACC</text:p>
      <text:p text:style-name="Preformatted_20_Text"><text:bookmark-start text:name="__DdeLink__29_640381047"/>&gt;<text:span text:style-name="T1">Conti</text:span><text:bookmark-end text:name="__DdeLink__27_640381047"/><text:span text:style-name="T1">g337_F2-</text:span>8_A92_(52)|F2-8_A92|POTEX_VU206_IGNAME|POTEX_VU206_IGNAME</text:p>
      <text:p text:style-name="Preformatted_20_Text">GATCGTCCTCGCAATTGCGTTTGCGTCCCCCGCCAATCAAGGTCACAAAGCTAATTGTTTAGTTAGGATAGACGGGCACTCTGTAACTTTAATAAATTGCCCACTTACTTTAGAAATTTTGGAAGGGATCTCGAAACTCAAACCGCTTAATCTGGGGTTAAGTTTCCATCAATTTGAAACATCAACCTAATCATCAAGATGAGTTCGGGAAGTCAAATGGCCACACCGCGCGATAAAGCCACACTTGCTGCCGGTATCCA</text:p>
      <text:p text:style-name="Preformatted_20_Text"><text:bookmark-start text:name="__DdeLink__31_640381047"/><text:span text:style-name="T1">&gt;Cont</text:span><text:bookmark-end text:name="__DdeLink__29_640381047"/><text:span text:style-name="T1">ig244_F2-8</text:span>_A92_(7)|F2-8_A92|POTEX_VU206_IGNAME|POTEX_VU206_IGNAME</text:p>
      <text:p text:style-name="Preformatted_20_Text">ACTTGCGTACGCATTCTTTGCCAATCAAGGTCCCAAAACTAACTGTTTGATTAGAATAGACGGGCATTCTGTAACTATTATAAATTGCCCACTAACCGCTGACATTTTGGAAGGCATCTCAAAGCTGCCCCCCCTCAATTTGGGGTTAAGTTTCCAGGAAGATTGAAACATCAAACGAATCAGCAATCATGAGTTCTGGAAGCACAACTCCATCACCAACATCGACAA</text:p>
      <text:p text:style-name="Preformatted_20_Text"><text:bookmark-start text:name="__DdeLink__33_640381047"/><text:span text:style-name="T1">&gt;Contig5</text:span><text:bookmark-end text:name="__DdeLink__31_640381047"/><text:span text:style-name="T1">19_</text:span>F2-8_A92_(3)|F2-8_A92|POTEX_VU206_IGNAME|POTEX_VU206_IGNAME</text:p>
      <text:p text:style-name="Preformatted_20_Text">TGCCACGTTTTACATCCAATAAATCATTTCGGTTTGGGTCTGAAACTGCCAAATTGCTCAAGAAACTGAACTTCGACATTGAAACGTCGAAAACTGATAAATTGACATTCCACTCGTTCAGTTCCTTTGAGCCCGTTGGTAAACTGTTAGCCTTTGAACCCACGC</text:p>
      <text:p text:style-name="Preformatted_20_Text"><text:bookmark-start text:name="__DdeLink__35_640381047"/><text:span text:style-name="T1">&gt;Contig</text:span><text:bookmark-end text:name="__DdeLink__33_640381047"/><text:span text:style-name="T1">43_F</text:span>2-8_A92_(8)|F2-8_A92|POTEX_VU206_IGNAME|POTEX_VU206_IGNAME</text:p>
      <text:p text:style-name="Preformatted_20_Text">CTCTGCACTTGCGTATGCATCCTTTGTCAATCAAGGTCCCAAAACTAACTGCTTAATTAGAATAGACGGGCATTCTGTAACTATCATAAATTGCCCACTAACTACTGAAATTTTGGAAGGCATCTCCAAACTGCAACCCCTCAATTTGGGGTTAAGTTTCCAGAAAAATTGAAACATCAAGTTAGACGATAGTCATGAGTTCTGGAAGCACAACTCCACCACCAGCAACAAAAGCAACACACT</text:p>
      <text:p text:style-name="Preformatted_20_Text">&gt;IR3<text:bookmark-end text:name="__DdeLink__35_640381047"/>2U6401BV8J5|S3-3_A84|SP-1395|Yam-Montpellier-VU#206Dn</text:p>
      <text:p text:style-name="Preformatted_20_Text">CTTCCCGGTTTGGATCTGAAACAGCCAAGTTGCTCAAGGAATTAAATTTTCACATTGAAACGTCAAAAACTGATAAGTTGACATTTCACGCATTCAGTTCTTTTGAACCTGTGGGCAAACTGTTGGCTTTTGAACCTGCGGCAATTAAGATCATTAAATATAACGATAGTGAGTTCTTGGAACCTTGTCAAGTTGTTGGCGCCCAATTTCCCAGAAACAAC</text:p>
      <text:p text:style-name="Preformatted_20_Text">&gt;IR32U6402HT81H|S3-3_A84|SP-1395|Yam-Montpellier-VU#206Dn</text:p>
      <text:p text:style-name="Preformatted_20_Text">AGGCTAGGTCACAAAGCTAATTGTTTAGTTAGGATAGACGGGCACTCTGTAACTTTAATAAATTGCCCACTTACTTTAGAAATTTTGGAAGGGATCTCGAAACTCAAACCGCTTAATCTGGGGTTAAGTTTCCATCAATTTGAAACATCAACCTAATCATCAAGATGAGTTCGGGAAGTCAAATGGCCACACCCACATGA</text:p>
      <text:p text:style-name="Preformatted_20_Text">&gt;IR32U6402GJH1Y|S3-3_A84|SP-1395|Yam-Montpellier-VU#206Dn</text:p>
      <text:p text:style-name="Preformatted_20_Text">TCGCACTTTCGTATGCATTCTCTGCCAATCAAGGTCCCAAAACTAACTGTTTGATTAGAATAGACGGGCATTCTGTAACTATCATAAATTGTCCACTAACCACTGAAATTTTGGAAGGTATCTCAAAACTGCAACCCCTCAATTTGGGGTTAAGTTTCCAGGAAAATTGAAACATCAAAGAAATCAGCAGTTATGAGTTCAGGAAGTACAACTCCACCACCAGCAACGATAAA</text:p>
      <text:p text:style-name="Preformatted_20_Text">&gt;IR32U6401BTABN|S3-3_A84|SP-1395|Yam-Montpellier-VU#206Dn</text:p>
      <text:p text:style-name="Preformatted_20_Text">AGGCTAGGTCACAAAGCTAATTGTTTAGTTAGGATAGACGGGCACTCTGTAACTTTAATAAATTGCCCACTTACTTTAGAAATTTTGGAAGGGATCTCGAAACTCAAACCGCTTAATCTGGGGTTAAGTTTCCATCAATTTGAAACATCAACCTAATCATCAAGATGAGTTCGGGAAGTCAAATGGCCACACCCACGTGA</text:p>
      <text:p text:style-name="Preformatted_20_Text"><text:soft-page-break/>&gt;IR32U6401CD9WQ|S3-3_A84|SP-1395|Yam-Montpellier-VU#206Dn</text:p>
      <text:p text:style-name="Preformatted_20_Text">CCCGTCATTCCGATTTGGATCTGAGACTGCCAAGTTGCTCAAGAAACTGAACTTTGACATTGAAGCATCAAAGGTTGATAAGCTAACATTTCATTCATTCAGTTCCTTTGAACCGGTGGGCAAACTATTGGCATTTGAACCTGCGGCAATCAGAATCATTAAATACAACCCGAGGA</text:p>
      <text:p text:style-name="Preformatted_20_Text">&gt;IR32U6402IXZMM|S3-3_A84|SP-1395|Yam-Montpellier-VU#206Dn</text:p>
      <text:p text:style-name="Preformatted_20_Text">AGGCTAGGTCACAAAGCTAATTGTTTAGTTAGGATAGACGGGCACTCTGTAACTTTAATAAATTGCCCACTTACTTTAGAAATTTTGGAAGGGATCTCGAAACTCAAACCGCTTAATCTGGGGTTAAGTTTCCATCAATTTGAAACATCAATCTAATCATCAAGATGAGTTCGGGAAGTCAAATGGCCACACCCACATGA</text:p>
      <text:p text:style-name="Preformatted_20_Text">&gt;IR32U6401BKVN5|S3-3_A84|SP-1395|Yam-Montpellier-VU#206Dn</text:p>
      <text:p text:style-name="Preformatted_20_Text">TCTTGCCAATCAAGGTCCCAAAACTAACTGTTTGATTAGAATAGACGGGCATTCTGTAACTATCATAAATTGCCCACTAACCACTGAAATTTTGGAAGGTATCTCAAAACTGCAACCCCTCAATTTGGGGTTAAGTTTCCAGGAAAATTGAAACATAAAAGAAATCAGCAGTTATGAGTTCAGGAAGTACAACTCCACCACCAGCAACAAA</text:p>
      <text:p text:style-name="Preformatted_20_Text">&gt;IR32U6401AJEFS|S3-3_A84|SP-1395|Yam-Montpellier-VU#206Dn</text:p>
      <text:p text:style-name="Preformatted_20_Text">AGGCTAGGTCACAAAGCTAATTGTTTAGTTAGGATAGACGGGCACTCTGTAACTTTAATAAATTGCCCACTTACTTTAGAAATTTTGGAAGGGATCTCGAAACTCAAACCGCTTAATCTGGGGTTAAGTTTCCATCAATTTGAAACATCAACCTAATCATCAAGATGAGTTCGGGAAGTCAAATGGCCACACCCACATGA</text:p>
      <text:p text:style-name="Preformatted_20_Text">&gt;IR32U6401AOXDV|S3-3_A84|SP-1395|Yam-Montpellier-VU#206Dn</text:p>
      <text:p text:style-name="Preformatted_20_Text">TCGCACTTTCGTATGCATTCTCTGCCAATCAAGGTCCCAAAACTAACTGTTTGATTAGAATAGACGGGCATTCTGTAACTATCATAAATTGCCCACTAACCACTGAAATTTTGGAAGGTATCTCAAAACTGCAACCCCTCAATTTGGGGTTAAGTTTCCAGGAAAATTGAAACATCAAAGAAATCAGCAGTTATGAGTTCAGGAAGTACAACTCTACCACCAGCAACGATAAA</text:p>
      <text:p text:style-name="Preformatted_20_Text">&gt;IR32U6402HSHLD|S3-3_A84|SP-1395|Yam-Montpellier-VU#206Dn</text:p>
      <text:p text:style-name="Preformatted_20_Text">CTTCCCGGTTTGGATCTGAAACAGCCAAGTTGCTCAAGGAATTAAATTTTCACATTGAAACGTCAAAAACTGATAAGTTGACATTTCACGCATTCAGTTCTTTTGAACCTGTGGGCAAACTGTTGGCTTTTGAACCTGCGGCAATTAAGATCATTAAATATAACGATAGTGAGTTCTTGGAACCTTGTCAAGTTGTTGGCGCCCAATTTCCCAGAAACAAC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5:26:38.427918279</dc:date>
    <meta:editing-duration>PT3M39S</meta:editing-duration>
    <meta:editing-cycles>1</meta:editing-cycles>
    <meta:document-statistic meta:table-count="0" meta:image-count="0" meta:object-count="0" meta:page-count="13" meta:paragraph-count="308" meta:word-count="308" meta:character-count="50973" meta:non-whitespace-character-count="50665"/>
    <meta:generator>LibreOffice/6.1.4.2$Linux_X86_64 LibreOffice_project/10$Build-2</meta:generator>
  </office:meta>
</office:document-meta>
</file>